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17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2756in"/>
    </style:style>
    <style:style style:name="co4" style:family="table-column">
      <style:table-column-properties fo:break-before="auto" style:column-width="3.5717in"/>
    </style:style>
    <style:style style:name="co5" style:family="table-column">
      <style:table-column-properties fo:break-before="auto" style:column-width="0.4957in"/>
    </style:style>
    <style:style style:name="co6" style:family="table-column">
      <style:table-column-properties fo:break-before="auto" style:column-width="0.4846in"/>
    </style:style>
    <style:style style:name="co7" style:family="table-column">
      <style:table-column-properties fo:break-before="auto" style:column-width="1.2783in"/>
    </style:style>
    <style:style style:name="co8" style:family="table-column">
      <style:table-column-properties fo:break-before="auto" style:column-width="1.2457in"/>
    </style:style>
    <style:style style:name="co9" style:family="table-column">
      <style:table-column-properties fo:break-before="auto" style:column-width="2.039in"/>
    </style:style>
    <style:style style:name="co10" style:family="table-column">
      <style:table-column-properties fo:break-before="auto" style:column-width="0.7055in"/>
    </style:style>
    <style:style style:name="co11" style:family="table-column">
      <style:table-column-properties fo:break-before="auto" style:column-width="1.5429in"/>
    </style:style>
    <style:style style:name="co12" style:family="table-column">
      <style:table-column-properties fo:break-before="auto" style:column-width="0.2201in"/>
    </style:style>
    <style:style style:name="co13" style:family="table-column">
      <style:table-column-properties fo:break-before="auto" style:column-width="4.023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ummary_20_1840">
      <style:table-properties table:display="true" style:writing-mode="lr-tb"/>
    </style:style>
    <style:style style:name="ta2" style:family="table" style:master-page-name="PageStyle_5f_prisons_20_1840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 style:data-style-name="N8003"/>
    <style:style style:name="ce4" style:family="table-cell" style:parent-style-name="Excel_20_Built-in_20_Normal" style:data-style-name="N8002"/>
    <style:style style:name="ce5" style:family="table-cell" style:parent-style-name="Excel_20_Built-in_20_Normal" style:data-style-name="N116"/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 style:data-style-name="N8001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 1840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7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number-columns-repeated="1014" table:default-cell-style-name="Excel_20_Built-in_20_Normal"/>
        <table:table-row table:style-name="ro1">
          <table:table-cell table:style-name="ce1" office:value-type="string" table:number-columns-spanned="2" table:number-rows-spanned="1">
            <text:p>Prisoners in England and Wales in 1840</text:p>
          </table:table-cell>
          <table:covered-table-cell table:style-name="ce2"/>
          <table:table-cell table:number-columns-repeated="7"/>
          <table:table-cell office:value-type="string">
            <text:p>Repository: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http://acrosswalls.org/datasets/</text:p>
          </table:table-cell>
          <table:table-cell table:number-columns-repeated="1014"/>
        </table:table-row>
        <table:table-row table:style-name="ro1">
          <table:table-cell office:value-type="string">
            <text:p>average number for year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table:number-columns-repeated="5"/>
          <table:table-cell office:value-type="string">
            <text:p>Version: 1.0</text:p>
          </table:table-cell>
          <table:table-cell table:number-columns-repeated="1014"/>
        </table:table-row>
        <table:table-row table:style-name="ro1">
          <table:table-cell office:value-type="string">
            <text:p>summed from prisons</text:p>
          </table:table-cell>
          <table:table-cell table:style-name="ce3" table:formula="of:=[.B26]" office:value-type="float" office:value="13308.6187739464">
            <text:p>13,309</text:p>
          </table:table-cell>
          <table:table-cell table:style-name="ce3" table:formula="of:=[.C26]" office:value-type="float" office:value="2817.38122605364">
            <text:p>2,817</text:p>
          </table:table-cell>
          <table:table-cell table:style-name="ce3" table:formula="of:=[.D26]" office:value-type="float" office:value="16126">
            <text:p>16,126</text:p>
          </table:table-cell>
          <table:table-cell table:number-columns-repeated="1020"/>
        </table:table-row>
        <table:table-row table:style-name="ro1">
          <table:table-cell office:value-type="string">
            <text:p>summed from prisons, ex. inserts</text:p>
          </table:table-cell>
          <table:table-cell table:style-name="ce3" table:formula="of:=[.B27]" office:value-type="float" office:value="13016.785440613">
            <text:p>13,017</text:p>
          </table:table-cell>
          <table:table-cell table:style-name="ce3" table:formula="of:=[.C27]" office:value-type="float" office:value="2800.21455938697">
            <text:p>2,800</text:p>
          </table:table-cell>
          <table:table-cell table:style-name="ce3" table:formula="of:=[.B5]+[.C5]" office:value-type="float" office:value="15817">
            <text:p>15,817</text:p>
          </table:table-cell>
          <table:table-cell table:number-columns-repeated="1020"/>
        </table:table-row>
        <table:table-row table:style-name="ro1">
          <table:table-cell office:value-type="string">
            <text:p>estimated from totals</text:p>
          </table:table-cell>
          <table:table-cell table:style-name="ce3" table:formula="of:=[.B20]" office:value-type="float" office:value="12560.5">
            <text:p>12,561</text:p>
          </table:table-cell>
          <table:table-cell table:style-name="ce3" table:formula="of:=[.C20]" office:value-type="float" office:value="2855.5">
            <text:p>2,856</text:p>
          </table:table-cell>
          <table:table-cell table:style-name="ce3" table:formula="of:=[.D20]" office:value-type="float" office:value="15416">
            <text:p>15,416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From summary tables, prisoners in custody <text:s/>(excludes three major debtor prisons)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criminals, beginning of year</text:p>
          </table:table-cell>
          <table:table-cell table:style-name="ce3" office:value-type="float" office:value="10310">
            <text:p>10,310</text:p>
          </table:table-cell>
          <table:table-cell table:style-name="ce3" office:value-type="float" office:value="2588">
            <text:p>2,588</text:p>
          </table:table-cell>
          <table:table-cell table:style-name="ce3" table:formula="of:=[.B12]+[.C12]" office:value-type="float" office:value="12898">
            <text:p>12,898</text:p>
          </table:table-cell>
          <table:table-cell table:style-name="ce5" table:formula="of:=[.B12]/[.C12]" office:value-type="float" office:value="3.98377125193199">
            <text:p>4.0</text:p>
          </table:table-cell>
          <table:table-cell table:number-columns-repeated="1019"/>
        </table:table-row>
        <table:table-row table:style-name="ro1">
          <table:table-cell office:value-type="string">
            <text:p>criminals, date of returns</text:p>
          </table:table-cell>
          <table:table-cell table:style-name="ce3" office:value-type="float" office:value="11761">
            <text:p>11,761</text:p>
          </table:table-cell>
          <table:table-cell table:style-name="ce3" office:value-type="float" office:value="2943">
            <text:p>2,943</text:p>
          </table:table-cell>
          <table:table-cell table:style-name="ce3" table:formula="of:=[.B13]+[.C13]" office:value-type="float" office:value="14704">
            <text:p>14,704</text:p>
          </table:table-cell>
          <table:table-cell table:style-name="ce5" table:formula="of:=[.B13]/[.C13]" office:value-type="float" office:value="3.99626231736323">
            <text:p>4.0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3"/>
          <table:table-cell table:style-name="ce5"/>
          <table:table-cell table:number-columns-repeated="1019"/>
        </table:table-row>
        <table:table-row table:style-name="ro1">
          <table:table-cell office:value-type="string">
            <text:p>debtors, beginning of year</text:p>
          </table:table-cell>
          <table:table-cell table:style-name="ce3" office:value-type="float" office:value="1394">
            <text:p>1,394</text:p>
          </table:table-cell>
          <table:table-cell table:style-name="ce3" office:value-type="float" office:value="86">
            <text:p>86</text:p>
          </table:table-cell>
          <table:table-cell table:style-name="ce3" table:formula="of:=[.B15]+[.C15]" office:value-type="float" office:value="1480">
            <text:p>1,480</text:p>
          </table:table-cell>
          <table:table-cell table:style-name="ce5" table:formula="of:=[.B15]/[.C15]" office:value-type="float" office:value="16.2093023255814">
            <text:p>16.2</text:p>
          </table:table-cell>
          <table:table-cell table:number-columns-repeated="1019"/>
        </table:table-row>
        <table:table-row table:style-name="ro1">
          <table:table-cell office:value-type="string">
            <text:p>debtors, date of returns</text:p>
          </table:table-cell>
          <table:table-cell table:style-name="ce3" office:value-type="float" office:value="1656">
            <text:p>1,656</text:p>
          </table:table-cell>
          <table:table-cell table:style-name="ce3" office:value-type="float" office:value="94">
            <text:p>94</text:p>
          </table:table-cell>
          <table:table-cell table:style-name="ce3" table:formula="of:=[.B16]+[.C16]" office:value-type="float" office:value="1750">
            <text:p>1,750</text:p>
          </table:table-cell>
          <table:table-cell table:style-name="ce5" table:formula="of:=[.B16]/[.C16]" office:value-type="float" office:value="17.6170212765957">
            <text:p>17.6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3"/>
          <table:table-cell table:style-name="ce5"/>
          <table:table-cell table:number-columns-repeated="1019"/>
        </table:table-row>
        <table:table-row table:style-name="ro1">
          <table:table-cell office:value-type="string">
            <text:p>total, beginning of year</text:p>
          </table:table-cell>
          <table:table-cell table:style-name="ce3" table:formula="of:=[.B12]+[.B15]" office:value-type="float" office:value="11704">
            <text:p>11,704</text:p>
          </table:table-cell>
          <table:table-cell table:style-name="ce3" table:formula="of:=[.C12]+[.C15]" office:value-type="float" office:value="2674">
            <text:p>2,674</text:p>
          </table:table-cell>
          <table:table-cell table:style-name="ce3" table:formula="of:=[.D12]+[.D15]" office:value-type="float" office:value="14378">
            <text:p>14,378</text:p>
          </table:table-cell>
          <table:table-cell table:style-name="ce5" table:formula="of:=[.B18]/[.C18]" office:value-type="float" office:value="4.37696335078534">
            <text:p>4.4</text:p>
          </table:table-cell>
          <table:table-cell table:number-columns-repeated="1019"/>
        </table:table-row>
        <table:table-row table:style-name="ro1">
          <table:table-cell office:value-type="string">
            <text:p>total, date of returns</text:p>
          </table:table-cell>
          <table:table-cell table:style-name="ce3" table:formula="of:=[.B13]+[.B16]" office:value-type="float" office:value="13417">
            <text:p>13,417</text:p>
          </table:table-cell>
          <table:table-cell table:style-name="ce3" table:formula="of:=[.C13]+[.C16]" office:value-type="float" office:value="3037">
            <text:p>3,037</text:p>
          </table:table-cell>
          <table:table-cell table:style-name="ce3" table:formula="of:=[.D13]+[.D16]" office:value-type="float" office:value="16454">
            <text:p>16,454</text:p>
          </table:table-cell>
          <table:table-cell table:style-name="ce5" table:formula="of:=[.B19]/[.C19]" office:value-type="float" office:value="4.41784655910438">
            <text:p>4.4</text:p>
          </table:table-cell>
          <table:table-cell table:number-columns-repeated="1019"/>
        </table:table-row>
        <table:table-row table:style-name="ro1">
          <table:table-cell office:value-type="string">
            <text:p>total, ave. of beginning of year and date of returns</text:p>
          </table:table-cell>
          <table:table-cell table:style-name="ce3" table:formula="of:=([.B18]+[.B19])/2" office:value-type="float" office:value="12560.5">
            <text:p>12,561</text:p>
          </table:table-cell>
          <table:table-cell table:style-name="ce3" table:formula="of:=([.C18]+[.C19])/2" office:value-type="float" office:value="2855.5">
            <text:p>2,856</text:p>
          </table:table-cell>
          <table:table-cell table:style-name="ce3" table:formula="of:=([.D18]+[.D19])/2" office:value-type="float" office:value="15416">
            <text:p>15,416</text:p>
          </table:table-cell>
          <table:table-cell table:style-name="ce5" table:formula="of:=[.B20]/[.C20]" office:value-type="float" office:value="4.39870425494659">
            <text:p>4.4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Dataset su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SumOfave-m</text:p>
          </table:table-cell>
          <table:table-cell office:value-type="string">
            <text:p>SumOfave-f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CountOflid40</text:p>
          </table:table-cell>
          <table:table-cell table:number-columns-repeated="1018"/>
        </table:table-row>
        <table:table-row table:style-name="ro1">
          <table:table-cell office:value-type="string">
            <text:p>recmod null or i</text:p>
          </table:table-cell>
          <table:table-cell table:style-name="ce3" office:value-type="float" office:value="13308.6187739464">
            <text:p>13,309</text:p>
          </table:table-cell>
          <table:table-cell table:style-name="ce3" office:value-type="float" office:value="2817.38122605364">
            <text:p>2,817</text:p>
          </table:table-cell>
          <table:table-cell table:style-name="ce3" table:formula="of:=[.B26]+[.C26]" office:value-type="float" office:value="16126">
            <text:p>16,126</text:p>
          </table:table-cell>
          <table:table-cell table:style-name="ce5" table:formula="of:=[.B26]/[.C26]" office:value-type="float" office:value="4.72375504275935">
            <text:p>4.7</text:p>
          </table:table-cell>
          <table:table-cell table:style-name="ce3" office:value-type="float" office:value="225">
            <text:p>225</text:p>
          </table:table-cell>
          <table:table-cell table:number-columns-repeated="1018"/>
        </table:table-row>
        <table:table-row table:style-name="ro1">
          <table:table-cell office:value-type="string">
            <text:p>recmod null</text:p>
          </table:table-cell>
          <table:table-cell table:style-name="ce3" office:value-type="float" office:value="13016.785440613">
            <text:p>13,017</text:p>
          </table:table-cell>
          <table:table-cell table:style-name="ce3" office:value-type="float" office:value="2800.21455938697">
            <text:p>2,800</text:p>
          </table:table-cell>
          <table:table-cell table:style-name="ce3" table:formula="of:=[.B27]+[.C27]" office:value-type="float" office:value="15817">
            <text:p>15,817</text:p>
          </table:table-cell>
          <table:table-cell table:style-name="ce5" table:formula="of:=[.B27]/[.C27]" office:value-type="float" office:value="4.64849573650623">
            <text:p>4.6</text:p>
          </table:table-cell>
          <table:table-cell office:value-type="float" office:value="222">
            <text:p>22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umOfgn-m</text:p>
          </table:table-cell>
          <table:table-cell office:value-type="string">
            <text:p>SumOfgn-f</text:p>
          </table:table-cell>
          <table:table-cell office:value-type="string">
            <text:p>SumOfave-m</text:p>
          </table:table-cell>
          <table:table-cell office:value-type="string">
            <text:p>SumOfave-f</text:p>
          </table:table-cell>
          <table:table-cell office:value-type="string">
            <text:p>CountOflid40</text:p>
          </table:table-cell>
          <table:table-cell/>
          <table:table-cell office:value-type="string">
            <text:p>SumOftot-ave</text:p>
          </table:table-cell>
          <table:table-cell table:number-columns-repeated="1016"/>
        </table:table-row>
        <table:table-row table:style-name="ro1">
          <table:table-cell office:value-type="string">
            <text:p>gn,ave not null for male and female</text:p>
          </table:table-cell>
          <table:table-cell table:style-name="ce3" office:value-type="float" office:value="17051">
            <text:p>17,051</text:p>
          </table:table-cell>
          <table:table-cell table:style-name="ce3" office:value-type="float" office:value="3739">
            <text:p>3,739</text:p>
          </table:table-cell>
          <table:table-cell table:style-name="ce3" office:value-type="float" office:value="12512.9750957854">
            <text:p>12,513</text:p>
          </table:table-cell>
          <table:table-cell table:style-name="ce3" office:value-type="float" office:value="2716.02490421456">
            <text:p>2,716</text:p>
          </table:table-cell>
          <table:table-cell table:style-name="ce3" office:value-type="float" office:value="161">
            <text:p>161</text:p>
          </table:table-cell>
          <table:table-cell/>
          <table:table-cell table:style-name="ce3" office:value-type="float" office:value="15229">
            <text:p>15,229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3"/>
          <table:table-cell table:number-columns-repeated="2"/>
          <table:table-cell table:style-name="ce3" office:value-type="string">
            <text:p>check</text:p>
          </table:table-cell>
          <table:table-cell table:style-name="ce3" table:formula="of:=SUM([.D30:.E30])" office:value-type="float" office:value="15229">
            <text:p>15,229</text:p>
          </table:table-cell>
          <table:table-cell table:number-columns-repeated="1016"/>
        </table:table-row>
        <table:table-row table:style-name="ro1">
          <table:table-cell office:value-type="string">
            <text:p>greatest number / ave. number</text:p>
          </table:table-cell>
          <table:table-cell table:style-name="ce4" table:formula="of:=SUM([.B30:.C30])/SUM([.D30:.E30])" office:value-type="float" office:value="1.36515857902686">
            <text:p>1.37</text:p>
          </table:table-cell>
          <table:table-cell table:number-columns-repeated="1022"/>
        </table:table-row>
        <table:table-row table:style-name="ro1">
          <table:table-cell office:value-type="string">
            <text:p>sex ratio - greatest number</text:p>
          </table:table-cell>
          <table:table-cell table:style-name="ce5" table:formula="of:=[.B30]/[.C30]" office:value-type="float" office:value="4.56031024338058">
            <text:p>4.6</text:p>
          </table:table-cell>
          <table:table-cell table:number-columns-repeated="1022"/>
        </table:table-row>
        <table:table-row table:style-name="ro1">
          <table:table-cell office:value-type="string">
            <text:p>sex ratio - ave. number</text:p>
          </table:table-cell>
          <table:table-cell table:style-name="ce5" table:formula="of:=[.D30]/[.E30]" office:value-type="float" office:value="4.60709144322224">
            <text:p>4.6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sons 1840" table:style-name="ta2" table:print="false"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5" table:default-cell-style-name="ce8"/>
        <table:table-column table:style-name="co11" table:default-cell-style-name="Excel_20_Built-in_20_Normal"/>
        <table:table-column table:style-name="co2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2" table:number-columns-repeated="1009" table:default-cell-style-name="Excel_20_Built-in_20_Normal"/>
        <table:table-row table:style-name="ro1">
          <table:table-cell table:style-name="ce6" office:value-type="string" table:number-columns-spanned="6" table:number-rows-spanned="1">
            <text:p>Prisoners in individual prisons in England and Wales in 1840, from prison inspectors' reports</text:p>
          </table:table-cell>
          <table:covered-table-cell table:number-columns-repeated="5" table:style-name="ce7"/>
          <table:table-cell table:number-columns-repeated="8"/>
          <table:table-cell office:value-type="string">
            <text:p>Repository: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http://acrosswalls.org/datasets/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Version: 1.0</text:p>
          </table:table-cell>
          <table:table-cell table:number-columns-repeated="1009"/>
        </table:table-row>
        <table:table-row table:style-name="ro1">
          <table:table-cell office:value-type="string">
            <text:p>lid40</text:p>
          </table:table-cell>
          <table:table-cell office:value-type="string">
            <text:p>lid38</text:p>
          </table:table-cell>
          <table:table-cell office:value-type="string">
            <text:p>recmod</text:p>
          </table:table-cell>
          <table:table-cell office:value-type="string">
            <text:p>county</text:p>
          </table:table-cell>
          <table:table-cell office:value-type="string">
            <text:p>place</text:p>
          </table:table-cell>
          <table:table-cell office:value-type="string">
            <text:p>Institution</text:p>
          </table:table-cell>
          <table:table-cell office:value-type="string">
            <text:p>greatest number-male</text:p>
          </table:table-cell>
          <table:table-cell office:value-type="string">
            <text:p>greatest number-female</text:p>
          </table:table-cell>
          <table:table-cell office:value-type="string">
            <text:p>ave-male</text:p>
          </table:table-cell>
          <table:table-cell office:value-type="string">
            <text:p>ave-female</text:p>
          </table:table-cell>
          <table:table-cell office:value-type="string">
            <text:p>ave-total</text:p>
          </table:table-cell>
          <table:table-cell office:value-type="string">
            <text:p>line-notes</text:p>
          </table:table-cell>
          <table:table-cell office:value-type="string">
            <text:p>line-notes2</text:p>
          </table:table-cell>
          <table:table-cell/>
          <table:table-cell office:value-type="string">
            <text:p>source and notes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string">
            <text:p>Anglesey</text:p>
          </table:table-cell>
          <table:table-cell office:value-type="string">
            <text:p>Beaumaris</text:p>
          </table:table-cell>
          <table:table-cell office:value-type="string">
            <text:p>County Gaol and House of Correction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non-debtor sex ratio</text:p>
          </table:table-cell>
          <table:table-cell/>
          <table:table-cell office:value-type="string">
            <text:p>6th Report of Inspectors of Prisons of Great Britain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">
            <text:p>2</text:p>
          </table:table-cell>
          <table:table-cell/>
          <table:table-cell office:value-type="string">
            <text:p>Bedfordshire</text:p>
          </table:table-cell>
          <table:table-cell office:value-type="string">
            <text:p>Bedford</text:p>
          </table:table-cell>
          <table:table-cell office:value-type="string">
            <text:p>County Gaol and House of Correction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/>
          <table:table-cell office:value-type="float" office:value="4.8">
            <text:p>4.8</text:p>
          </table:table-cell>
          <table:table-cell/>
          <table:table-cell office:value-type="string">
            <text:p>Digest of Gaol Returns, 1840 -- Table No. 23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">
            <text:p>3</text:p>
          </table:table-cell>
          <table:table-cell/>
          <table:table-cell office:value-type="string">
            <text:p>Bedfordshire</text:p>
          </table:table-cell>
          <table:table-cell office:value-type="string">
            <text:p>Bedford</text:p>
          </table:table-cell>
          <table:table-cell office:value-type="string">
            <text:p>New House of Correction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/>
          <table:table-cell office:value-type="float" office:value="0.8275862069">
            <text:p>0.827586206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5">
            <text:p>5</text:p>
          </table:table-cell>
          <table:table-cell/>
          <table:table-cell office:value-type="string">
            <text:p>Berkshire</text:p>
          </table:table-cell>
          <table:table-cell office:value-type="string">
            <text:p>Abington</text:p>
          </table:table-cell>
          <table:table-cell office:value-type="string">
            <text:p>House of Correction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debtors sex ratio</text:p>
          </table:table-cell>
          <table:table-cell/>
          <table:table-cell office:value-type="string">
            <text:p>ave = average number of prisoners in the course of the year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4">
            <text:p>4</text:p>
          </table:table-cell>
          <table:table-cell/>
          <table:table-cell office:value-type="string">
            <text:p>Berkshire</text:p>
          </table:table-cell>
          <table:table-cell office:value-type="string">
            <text:p>Reading</text:p>
          </table:table-cell>
          <table:table-cell office:value-type="string">
            <text:p>County Gaol and House of Correction</text:p>
          </table:table-cell>
          <table:table-cell office:value-type="float" office:value="173">
            <text:p>173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office:value-type="float" office:value="133">
            <text:p>133</text:p>
          </table:table-cell>
          <table:table-cell table:number-columns-repeated="3"/>
          <table:table-cell office:value-type="string">
            <text:p>greatest number = greatest number of prisoners at any time in the course of the year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6">
            <text:p>6</text:p>
          </table:table-cell>
          <table:table-cell/>
          <table:table-cell office:value-type="string">
            <text:p>Berkshire</text:p>
          </table:table-cell>
          <table:table-cell office:value-type="string">
            <text:p>Reading</text:p>
          </table:table-cell>
          <table:table-cell office:value-type="string">
            <text:p>Borough Gaol</text:p>
          </table:table-cell>
          <table:table-cell table:number-columns-repeated="6"/>
          <table:table-cell office:value-type="float" office:value="17">
            <text:p>1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7">
            <text:p>7</text:p>
          </table:table-cell>
          <table:table-cell/>
          <table:table-cell office:value-type="string">
            <text:p>Berkshire</text:p>
          </table:table-cell>
          <table:table-cell office:value-type="string">
            <text:p>Windsor</text:p>
          </table:table-cell>
          <table:table-cell office:value-type="string">
            <text:p>Borough Gaol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.94444444444">
            <text:p>0.9444444444</text:p>
          </table:table-cell>
          <table:table-cell/>
          <table:table-cell office:value-type="string">
            <text:p>lid38 matches to lid in prisoners-england-wales-1838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8">
            <text:p>8</text:p>
          </table:table-cell>
          <table:table-cell/>
          <table:table-cell office:value-type="string">
            <text:p>Brecknockshire</text:p>
          </table:table-cell>
          <table:table-cell office:value-type="string">
            <text:p>Brecknock</text:p>
          </table:table-cell>
          <table:table-cell office:value-type="string">
            <text:p>County Gaol and House of Correction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9">
            <text:p>9</text:p>
          </table:table-cell>
          <table:table-cell/>
          <table:table-cell office:value-type="string">
            <text:p>Buckinghamshire</text:p>
          </table:table-cell>
          <table:table-cell office:value-type="string">
            <text:p>Aylesbury</text:p>
          </table:table-cell>
          <table:table-cell office:value-type="string">
            <text:p>County Gaol and House of Correction</text:p>
          </table:table-cell>
          <table:table-cell office:value-type="float" office:value="171">
            <text:p>171</text:p>
          </table:table-cell>
          <table:table-cell office:value-type="float" office:value="6">
            <text:p>6</text:p>
          </table:table-cell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/>
          <table:table-cell office:value-type="string">
            <text:p>gn to ave adjust</text:p>
          </table:table-cell>
          <table:table-cell/>
          <table:table-cell office:value-type="string">
            <text:p>recmod: x = deleted record, i = inserted record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0">
            <text:p>10</text:p>
          </table:table-cell>
          <table:table-cell/>
          <table:table-cell office:value-type="string">
            <text:p>Buckinghamshire</text:p>
          </table:table-cell>
          <table:table-cell office:value-type="string">
            <text:p>Buckingham</text:p>
          </table:table-cell>
          <table:table-cell office:value-type="string">
            <text:p>Borough Gao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3963399951842">
            <text:p>4</text:p>
          </table:table-cell>
          <table:table-cell/>
          <table:table-cell office:value-type="float" office:value="1.364771607">
            <text:p>1.36477160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9">
            <text:p>19</text:p>
          </table:table-cell>
          <table:table-cell/>
          <table:table-cell office:value-type="string">
            <text:p>Caernarfonshire</text:p>
          </table:table-cell>
          <table:table-cell office:value-type="string">
            <text:p>Carnavon</text:p>
          </table:table-cell>
          <table:table-cell office:value-type="string">
            <text:p>County Gaol and House of Correction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1">
            <text:p>11</text:p>
          </table:table-cell>
          <table:table-cell/>
          <table:table-cell office:value-type="string">
            <text:p>Cambridgeshire</text:p>
          </table:table-cell>
          <table:table-cell office:value-type="string">
            <text:p>Cambridge</text:p>
          </table:table-cell>
          <table:table-cell office:value-type="string">
            <text:p>County Gaol and House of Correction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2">
            <text:p>12</text:p>
          </table:table-cell>
          <table:table-cell/>
          <table:table-cell office:value-type="string">
            <text:p>Cambridgeshire</text:p>
          </table:table-cell>
          <table:table-cell office:value-type="string">
            <text:p>Cambridge</text:p>
          </table:table-cell>
          <table:table-cell office:value-type="string">
            <text:p>Town Gaol and House of Correction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4">
            <text:p>14</text:p>
          </table:table-cell>
          <table:table-cell/>
          <table:table-cell office:value-type="string">
            <text:p>Cambridgeshire</text:p>
          </table:table-cell>
          <table:table-cell office:value-type="string">
            <text:p>Ely</text:p>
          </table:table-cell>
          <table:table-cell office:value-type="string">
            <text:p>House of Correction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3">
            <text:p>13</text:p>
          </table:table-cell>
          <table:table-cell/>
          <table:table-cell office:value-type="string">
            <text:p>Cambridgeshire</text:p>
          </table:table-cell>
          <table:table-cell office:value-type="string">
            <text:p>Wisbeach</text:p>
          </table:table-cell>
          <table:table-cell office:value-type="string">
            <text:p>Gaol and House of Correction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6">
            <text:p>16</text:p>
          </table:table-cell>
          <table:table-cell/>
          <table:table-cell office:value-type="string">
            <text:p>Cardiganshire</text:p>
          </table:table-cell>
          <table:table-cell office:value-type="string">
            <text:p>Aberystwith</text:p>
          </table:table-cell>
          <table:table-cell office:value-type="string">
            <text:p>Town Gaol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5">
            <text:p>15</text:p>
          </table:table-cell>
          <table:table-cell/>
          <table:table-cell office:value-type="string">
            <text:p>Cardiganshire</text:p>
          </table:table-cell>
          <table:table-cell office:value-type="string">
            <text:p>Cardigan</text:p>
          </table:table-cell>
          <table:table-cell office:value-type="string">
            <text:p>County Gaol and House of Correction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7">
            <text:p>17</text:p>
          </table:table-cell>
          <table:table-cell/>
          <table:table-cell office:value-type="string">
            <text:p>Carmarthenshire</text:p>
          </table:table-cell>
          <table:table-cell office:value-type="string">
            <text:p>Carmarthen</text:p>
          </table:table-cell>
          <table:table-cell office:value-type="string">
            <text:p>County House of Correction and Common Gaol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8">
            <text:p>18</text:p>
          </table:table-cell>
          <table:table-cell/>
          <table:table-cell office:value-type="string">
            <text:p>Carmarthenshire</text:p>
          </table:table-cell>
          <table:table-cell office:value-type="string">
            <text:p>Carmarthen</text:p>
          </table:table-cell>
          <table:table-cell office:value-type="string">
            <text:p>Borough Gaol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20">
            <text:p>20</text:p>
          </table:table-cell>
          <table:table-cell/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string">
            <text:p>County Gaol</text:p>
          </table:table-cell>
          <table:table-cell office:value-type="float" office:value="191">
            <text:p>191</text:p>
          </table:table-cell>
          <table:table-cell office:value-type="float" office:value="27">
            <text:p>27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144">
            <text:p>144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21">
            <text:p>21</text:p>
          </table:table-cell>
          <table:table-cell/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string">
            <text:p>City Gaol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22">
            <text:p>22</text:p>
          </table:table-cell>
          <table:table-cell/>
          <table:table-cell office:value-type="string">
            <text:p>Cheshire</text:p>
          </table:table-cell>
          <table:table-cell office:value-type="string">
            <text:p>Knutsford</text:p>
          </table:table-cell>
          <table:table-cell office:value-type="string">
            <text:p>County Gaol and House of Correction</text:p>
          </table:table-cell>
          <table:table-cell office:value-type="float" office:value="338">
            <text:p>338</text:p>
          </table:table-cell>
          <table:table-cell office:value-type="float" office:value="75">
            <text:p>75</text:p>
          </table:table-cell>
          <table:table-cell office:value-type="float" office:value="273">
            <text:p>273</text:p>
          </table:table-cell>
          <table:table-cell office:value-type="float" office:value="60">
            <text:p>60</text:p>
          </table:table-cell>
          <table:table-cell office:value-type="float" office:value="333">
            <text:p>333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Cornwall</text:p>
          </table:table-cell>
          <table:table-cell office:value-type="string">
            <text:p>Bodmin</text:p>
          </table:table-cell>
          <table:table-cell office:value-type="string">
            <text:p>County Gaol and House of Correction</text:p>
          </table:table-cell>
          <table:table-cell office:value-type="float" office:value="139">
            <text:p>139</text:p>
          </table:table-cell>
          <table:table-cell office:value-type="float" office:value="45">
            <text:p>45</text:p>
          </table:table-cell>
          <table:table-cell office:value-type="float" office:value="104">
            <text:p>104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Cornwall</text:p>
          </table:table-cell>
          <table:table-cell office:value-type="string">
            <text:p>Falmouth</text:p>
          </table:table-cell>
          <table:table-cell office:value-type="string">
            <text:p>Town Gao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Cornwall</text:p>
          </table:table-cell>
          <table:table-cell office:value-type="string">
            <text:p>Helston</text:p>
          </table:table-cell>
          <table:table-cell office:value-type="string">
            <text:p>Borough Gao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.3963399951842">
            <text:p>4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Cornwall</text:p>
          </table:table-cell>
          <table:table-cell office:value-type="string">
            <text:p>Saltash</text:p>
          </table:table-cell>
          <table:table-cell office:value-type="string">
            <text:p>Borough Ga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.4654466650614">
            <text:p>1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Cumberland</text:p>
          </table:table-cell>
          <table:table-cell office:value-type="string">
            <text:p>Carlisle</text:p>
          </table:table-cell>
          <table:table-cell office:value-type="string">
            <text:p>County Gaol and House of Correction</text:p>
          </table:table-cell>
          <table:table-cell office:value-type="float" office:value="92">
            <text:p>92</text:p>
          </table:table-cell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Cumberland</text:p>
          </table:table-cell>
          <table:table-cell office:value-type="string">
            <text:p>Cockermouth</text:p>
          </table:table-cell>
          <table:table-cell office:value-type="string">
            <text:p>Borough Gaol and Lock-up House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2.9308933301228">
            <text:p>3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Cumberland</text:p>
          </table:table-cell>
          <table:table-cell office:value-type="string">
            <text:p>Whitehaven</text:p>
          </table:table-cell>
          <table:table-cell office:value-type="string">
            <text:p>County House of Correcti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.59450999277631">
            <text:p>7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Denbighshire</text:p>
          </table:table-cell>
          <table:table-cell office:value-type="string">
            <text:p>Ruthin</text:p>
          </table:table-cell>
          <table:table-cell office:value-type="string">
            <text:p>County Gaol and House of Correction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County Gaol and House of Correction</text:p>
          </table:table-cell>
          <table:table-cell office:value-type="float" office:value="196">
            <text:p>196</text:p>
          </table:table-cell>
          <table:table-cell office:value-type="float" office:value="21">
            <text:p>21</text:p>
          </table:table-cell>
          <table:table-cell office:value-type="float" office:value="151">
            <text:p>151</text:p>
          </table:table-cell>
          <table:table-cell office:value-type="float" office:value="12">
            <text:p>12</text:p>
          </table:table-cell>
          <table:table-cell office:value-type="float" office:value="163">
            <text:p>163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37">
            <text:p>37</text:p>
          </table:table-cell>
          <table:table-cell/>
          <table:table-cell office:value-type="string">
            <text:p>Devon</text:p>
          </table:table-cell>
          <table:table-cell office:value-type="string">
            <text:p>Barnstable</text:p>
          </table:table-cell>
          <table:table-cell office:value-type="string">
            <text:p>Borough Gaol <text:s/>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Devon</text:p>
          </table:table-cell>
          <table:table-cell office:value-type="string">
            <text:p>Bideford</text:p>
          </table:table-cell>
          <table:table-cell office:value-type="string">
            <text:p>Borough Gao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.3963399951842">
            <text:p>4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Devon</text:p>
          </table:table-cell>
          <table:table-cell office:value-type="string">
            <text:p>Bradneuch</text:p>
          </table:table-cell>
          <table:table-cell office:value-type="string">
            <text:p>Borough Gao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654466650614">
            <text:p>1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County Gaol</text:p>
          </table:table-cell>
          <table:table-cell office:value-type="float" office:value="108">
            <text:p>108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County House of Correction</text:p>
          </table:table-cell>
          <table:table-cell office:value-type="float" office:value="168">
            <text:p>168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office:value-type="float" office:value="32">
            <text:p>32</text:p>
          </table:table-cell>
          <table:table-cell office:value-type="float" office:value="146">
            <text:p>146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County Debtors' Gaol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5.6453166385745">
            <text:p>26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5">
            <text:p>35</text:p>
          </table:table-cell>
          <table:table-cell/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City Gaol and House of Correction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36">
            <text:p>36</text:p>
          </table:table-cell>
          <table:table-cell/>
          <table:table-cell office:value-type="string">
            <text:p>Devon</text:p>
          </table:table-cell>
          <table:table-cell office:value-type="string">
            <text:p>Plymouth</text:p>
          </table:table-cell>
          <table:table-cell office:value-type="string">
            <text:p>Borough Gaol <text:s/></text:p>
          </table:table-cell>
          <table:table-cell office:value-type="float" office:value="24">
            <text:p>24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Devon</text:p>
          </table:table-cell>
          <table:table-cell office:value-type="string">
            <text:p>Tiverton</text:p>
          </table:table-cell>
          <table:table-cell office:value-type="string">
            <text:p>Borough Gaol <text:s/>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0.2581266554298">
            <text:p>10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Dorset</text:p>
          </table:table-cell>
          <table:table-cell office:value-type="string">
            <text:p>Dartmouth</text:p>
          </table:table-cell>
          <table:table-cell office:value-type="string">
            <text:p>Borough Gao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9308933301228">
            <text:p>3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Dorset</text:p>
          </table:table-cell>
          <table:table-cell office:value-type="string">
            <text:p>Dorchester</text:p>
          </table:table-cell>
          <table:table-cell office:value-type="string">
            <text:p>County Gaol and House of Correction</text:p>
          </table:table-cell>
          <table:table-cell office:value-type="float" office:value="148">
            <text:p>148</text:p>
          </table:table-cell>
          <table:table-cell office:value-type="float" office:value="17">
            <text:p>17</text:p>
          </table:table-cell>
          <table:table-cell office:value-type="float" office:value="124">
            <text:p>124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table:number-columns-repeated="2"/>
          <table:table-cell office:value-type="string">
            <text:p>Dorset</text:p>
          </table:table-cell>
          <table:table-cell office:value-type="string">
            <text:p>Plympton Earle</text:p>
          </table:table-cell>
          <table:table-cell office:value-type="string">
            <text:p>Borough Gaol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Dorset</text:p>
          </table:table-cell>
          <table:table-cell office:value-type="string">
            <text:p>Poole</text:p>
          </table:table-cell>
          <table:table-cell office:value-type="string">
            <text:p>Town Gaol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table:number-columns-repeated="2"/>
          <table:table-cell office:value-type="string">
            <text:p>Dorset</text:p>
          </table:table-cell>
          <table:table-cell office:value-type="string">
            <text:p>Weymouth</text:p>
          </table:table-cell>
          <table:table-cell office:value-type="string">
            <text:p>Borough Ga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732723332530701">
            <text:p>1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6">
            <text:p>46</text:p>
          </table:table-cell>
          <table:table-cell/>
          <table:table-cell table:number-columns-repeated="2" office:value-type="string">
            <text:p>Durham</text:p>
          </table:table-cell>
          <table:table-cell office:value-type="string">
            <text:p>County Gaol and House of Correction</text:p>
          </table:table-cell>
          <table:table-cell office:value-type="float" office:value="202">
            <text:p>202</text:p>
          </table:table-cell>
          <table:table-cell office:value-type="float" office:value="48">
            <text:p>48</text:p>
          </table:table-cell>
          <table:table-cell office:value-type="float" office:value="142">
            <text:p>142</text:p>
          </table:table-cell>
          <table:table-cell office:value-type="float" office:value="35">
            <text:p>35</text:p>
          </table:table-cell>
          <table:table-cell office:value-type="float" office:value="177">
            <text:p>177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47">
            <text:p>47</text:p>
          </table:table-cell>
          <table:table-cell/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County Gaol and House of Correction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49">
            <text:p>49</text:p>
          </table:table-cell>
          <table:table-cell/>
          <table:table-cell office:value-type="string">
            <text:p>Essex</text:p>
          </table:table-cell>
          <table:table-cell office:value-type="string">
            <text:p>Colchester</text:p>
          </table:table-cell>
          <table:table-cell office:value-type="string">
            <text:p>County House of Correction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50">
            <text:p>50</text:p>
          </table:table-cell>
          <table:table-cell/>
          <table:table-cell office:value-type="string">
            <text:p>Essex</text:p>
          </table:table-cell>
          <table:table-cell office:value-type="string">
            <text:p>Colchester</text:p>
          </table:table-cell>
          <table:table-cell office:value-type="string">
            <text:p>Borough Gaol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6.8526366482061">
            <text:p>17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1">
            <text:p>51</text:p>
          </table:table-cell>
          <table:table-cell/>
          <table:table-cell office:value-type="string">
            <text:p>Essex</text:p>
          </table:table-cell>
          <table:table-cell office:value-type="string">
            <text:p>Halstead</text:p>
          </table:table-cell>
          <table:table-cell office:value-type="string">
            <text:p>County House of Correction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54">
            <text:p>54</text:p>
          </table:table-cell>
          <table:table-cell/>
          <table:table-cell office:value-type="string">
            <text:p>Essex</text:p>
          </table:table-cell>
          <table:table-cell office:value-type="string">
            <text:p>Harwich</text:p>
          </table:table-cell>
          <table:table-cell office:value-type="string">
            <text:p>Borough Gao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.1981699975921">
            <text:p>2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3">
            <text:p>53</text:p>
          </table:table-cell>
          <table:table-cell/>
          <table:table-cell office:value-type="string">
            <text:p>Essex</text:p>
          </table:table-cell>
          <table:table-cell office:value-type="string">
            <text:p>Ilford</text:p>
          </table:table-cell>
          <table:table-cell office:value-type="string">
            <text:p>County House of Correction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55">
            <text:p>55</text:p>
          </table:table-cell>
          <table:table-cell/>
          <table:table-cell office:value-type="string">
            <text:p>Essex</text:p>
          </table:table-cell>
          <table:table-cell office:value-type="string">
            <text:p>Maldon</text:p>
          </table:table-cell>
          <table:table-cell office:value-type="string">
            <text:p>Borough Gaol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2.9308933301228">
            <text:p>3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2">
            <text:p>52</text:p>
          </table:table-cell>
          <table:table-cell/>
          <table:table-cell office:value-type="string">
            <text:p>Essex</text:p>
          </table:table-cell>
          <table:table-cell office:value-type="string">
            <text:p>Newport</text:p>
          </table:table-cell>
          <table:table-cell office:value-type="string">
            <text:p>County House of Correction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57">
            <text:p>57</text:p>
          </table:table-cell>
          <table:table-cell/>
          <table:table-cell office:value-type="string">
            <text:p>Essex</text:p>
          </table:table-cell>
          <table:table-cell office:value-type="string">
            <text:p>Romford</text:p>
          </table:table-cell>
          <table:table-cell office:value-type="string">
            <text:p>Gaol for the liberty of Havering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6">
            <text:p>56</text:p>
          </table:table-cell>
          <table:table-cell/>
          <table:table-cell office:value-type="string">
            <text:p>Essex</text:p>
          </table:table-cell>
          <table:table-cell office:value-type="string">
            <text:p>Saffron Walden</text:p>
          </table:table-cell>
          <table:table-cell office:value-type="string">
            <text:p>Town Gaol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4.3963399951842">
            <text:p>4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8">
            <text:p>48</text:p>
          </table:table-cell>
          <table:table-cell/>
          <table:table-cell office:value-type="string">
            <text:p>Essex</text:p>
          </table:table-cell>
          <table:table-cell office:value-type="string">
            <text:p>Springfield</text:p>
          </table:table-cell>
          <table:table-cell office:value-type="string">
            <text:p>County Gaol and House of Correction</text:p>
          </table:table-cell>
          <table:table-cell office:value-type="float" office:value="219">
            <text:p>219</text:p>
          </table:table-cell>
          <table:table-cell/>
          <table:table-cell office:value-type="float" office:value="138.206896551724">
            <text:p>138</text:p>
          </table:table-cell>
          <table:table-cell office:value-type="float" office:value="28.7931034482759">
            <text:p>29</text:p>
          </table:table-cell>
          <table:table-cell office:value-type="float" office:value="167">
            <text:p>167</text:p>
          </table:table-cell>
          <table:table-cell office:value-type="string">
            <text:p>ave sexes imputed</text:p>
          </table:table-cell>
          <table:table-cell office:value-type="float" office:value="167">
            <text:p>16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58">
            <text:p>58</text:p>
          </table:table-cell>
          <table:table-cell/>
          <table:table-cell office:value-type="string">
            <text:p>Flintshire</text:p>
          </table:table-cell>
          <table:table-cell office:value-type="string">
            <text:p>Flint</text:p>
          </table:table-cell>
          <table:table-cell office:value-type="string">
            <text:p>County House of Correction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59">
            <text:p>59</text:p>
          </table:table-cell>
          <table:table-cell/>
          <table:table-cell office:value-type="string">
            <text:p>Glamorgan</text:p>
          </table:table-cell>
          <table:table-cell office:value-type="string">
            <text:p>Cardiff</text:p>
          </table:table-cell>
          <table:table-cell office:value-type="string">
            <text:p>County Gaol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30.6206896551724">
            <text:p>31</text:p>
          </table:table-cell>
          <table:table-cell office:value-type="float" office:value="6.37931034482759">
            <text:p>6</text:p>
          </table:table-cell>
          <table:table-cell office:value-type="float" office:value="37">
            <text:p>37</text:p>
          </table:table-cell>
          <table:table-cell office:value-type="string">
            <text:p>ave sexes imputed</text:p>
          </table:table-cell>
          <table:table-cell office:value-type="float" office:value="37">
            <text:p>3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60">
            <text:p>60</text:p>
          </table:table-cell>
          <table:table-cell/>
          <table:table-cell office:value-type="string">
            <text:p>Glamorgan</text:p>
          </table:table-cell>
          <table:table-cell office:value-type="string">
            <text:p>Swansea</text:p>
          </table:table-cell>
          <table:table-cell office:value-type="string">
            <text:p>County House of Correction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61">
            <text:p>61</text:p>
          </table:table-cell>
          <table:table-cell/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County Gaol</text:p>
          </table:table-cell>
          <table:table-cell office:value-type="float" office:value="274">
            <text:p>274</text:p>
          </table:table-cell>
          <table:table-cell office:value-type="float" office:value="37">
            <text:p>37</text:p>
          </table:table-cell>
          <table:table-cell office:value-type="float" office:value="211">
            <text:p>211</text:p>
          </table:table-cell>
          <table:table-cell office:value-type="float" office:value="18">
            <text:p>18</text:p>
          </table:table-cell>
          <table:table-cell office:value-type="float" office:value="229">
            <text:p>229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62">
            <text:p>62</text:p>
          </table:table-cell>
          <table:table-cell/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City Gaol and House of Correction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63">
            <text:p>63</text:p>
          </table:table-cell>
          <table:table-cell/>
          <table:table-cell office:value-type="string">
            <text:p>Gloucestershire</text:p>
          </table:table-cell>
          <table:table-cell office:value-type="string">
            <text:p>Horsley</text:p>
          </table:table-cell>
          <table:table-cell office:value-type="string">
            <text:p>County House of Correction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66">
            <text:p>66</text:p>
          </table:table-cell>
          <table:table-cell/>
          <table:table-cell office:value-type="string">
            <text:p>Gloucestershire</text:p>
          </table:table-cell>
          <table:table-cell office:value-type="string">
            <text:p>Lawford's Gate</text:p>
          </table:table-cell>
          <table:table-cell office:value-type="string">
            <text:p>County House of Correction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3.2413793103448">
            <text:p>13</text:p>
          </table:table-cell>
          <table:table-cell office:value-type="float" office:value="2.75862068965517">
            <text:p>3</text:p>
          </table:table-cell>
          <table:table-cell office:value-type="float" office:value="16">
            <text:p>16</text:p>
          </table:table-cell>
          <table:table-cell office:value-type="string">
            <text:p>ave sexes imputed</text:p>
          </table:table-cell>
          <table:table-cell office:value-type="float" office:value="16">
            <text:p>1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65">
            <text:p>65</text:p>
          </table:table-cell>
          <table:table-cell/>
          <table:table-cell office:value-type="string">
            <text:p>Gloucestershire</text:p>
          </table:table-cell>
          <table:table-cell office:value-type="string">
            <text:p>Little Dean</text:p>
          </table:table-cell>
          <table:table-cell office:value-type="string">
            <text:p>County House of Correction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8.27586206896552">
            <text:p>8</text:p>
          </table:table-cell>
          <table:table-cell office:value-type="float" office:value="1.72413793103448">
            <text:p>2</text:p>
          </table:table-cell>
          <table:table-cell office:value-type="float" office:value="10">
            <text:p>10</text:p>
          </table:table-cell>
          <table:table-cell office:value-type="string">
            <text:p>ave sexes imputed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64">
            <text:p>64</text:p>
          </table:table-cell>
          <table:table-cell/>
          <table:table-cell office:value-type="string">
            <text:p>Gloucestershire</text:p>
          </table:table-cell>
          <table:table-cell office:value-type="string">
            <text:p>Northleach</text:p>
          </table:table-cell>
          <table:table-cell office:value-type="string">
            <text:p>County House of Correction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table:number-columns-repeated="2"/>
          <table:table-cell office:value-type="string">
            <text:p>Gloucestershire</text:p>
          </table:table-cell>
          <table:table-cell office:value-type="string">
            <text:p>St. Briavel's Castle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67">
            <text:p>67</text:p>
          </table:table-cell>
          <table:table-cell/>
          <table:table-cell office:value-type="string">
            <text:p>Gloucestershire</text:p>
          </table:table-cell>
          <table:table-cell office:value-type="string">
            <text:p>Tewkesbury</text:p>
          </table:table-cell>
          <table:table-cell office:value-type="string">
            <text:p>Borough Gaol and House of Correction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Hampshire</text:p>
          </table:table-cell>
          <table:table-cell office:value-type="string">
            <text:p>Andover</text:p>
          </table:table-cell>
          <table:table-cell office:value-type="string">
            <text:p>Borough Gao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7.32723332530701">
            <text:p>7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Hampshire</text:p>
          </table:table-cell>
          <table:table-cell office:value-type="string">
            <text:p>Gosport</text:p>
          </table:table-cell>
          <table:table-cell office:value-type="string">
            <text:p>County House of Correction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table:number-columns-repeated="2"/>
          <table:table-cell office:value-type="string">
            <text:p>Hampshire</text:p>
          </table:table-cell>
          <table:table-cell office:value-type="string">
            <text:p>Newport (Isle of Wight)</text:p>
          </table:table-cell>
          <table:table-cell office:value-type="string">
            <text:p>County Gaol and House of Correction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table:number-columns-repeated="2"/>
          <table:table-cell office:value-type="string">
            <text:p>Hampshire</text:p>
          </table:table-cell>
          <table:table-cell office:value-type="string">
            <text:p>Parkhurst (Isle of Wight)</text:p>
          </table:table-cell>
          <table:table-cell office:value-type="string">
            <text:p>Juvenile Prison</text:p>
          </table:table-cell>
          <table:table-cell office:value-type="float" office:value="248">
            <text:p>248</text:p>
          </table:table-cell>
          <table:table-cell/>
          <table:table-cell office:value-type="float" office:value="77.7931034482759">
            <text:p>78</text:p>
          </table:table-cell>
          <table:table-cell office:value-type="float" office:value="16.2068965517241">
            <text:p>16</text:p>
          </table:table-cell>
          <table:table-cell office:value-type="float" office:value="94">
            <text:p>94</text:p>
          </table:table-cell>
          <table:table-cell office:value-type="string">
            <text:p>ave sexes imputed</text:p>
          </table:table-cell>
          <table:table-cell office:value-type="float" office:value="94">
            <text:p>94</text:p>
          </table:table-cell>
          <table:table-cell table:number-columns-repeated="1011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/>
          <table:table-cell office:value-type="string">
            <text:p>Hampshire</text:p>
          </table:table-cell>
          <table:table-cell office:value-type="string">
            <text:p>Portsmouth</text:p>
          </table:table-cell>
          <table:table-cell office:value-type="string">
            <text:p>Borough Gaol and House of Correction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Hampshire</text:p>
          </table:table-cell>
          <table:table-cell office:value-type="string">
            <text:p>Southampton</text:p>
          </table:table-cell>
          <table:table-cell office:value-type="string">
            <text:p>Town Gaol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Hampshire</text:p>
          </table:table-cell>
          <table:table-cell office:value-type="string">
            <text:p>Southampton</text:p>
          </table:table-cell>
          <table:table-cell office:value-type="string">
            <text:p>House of Correction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table:number-columns-repeated="2"/>
          <table:table-cell office:value-type="string">
            <text:p>Hampshire</text:p>
          </table:table-cell>
          <table:table-cell office:value-type="string">
            <text:p>Southampton</text:p>
          </table:table-cell>
          <table:table-cell office:value-type="string">
            <text:p>Debtors' Gaol</text:p>
          </table:table-cell>
          <table:table-cell office:value-type="float" office:value="5">
            <text:p>5</text:p>
          </table:table-cell>
          <table:table-cell/>
          <table:table-cell office:value-type="float" office:value="0.944444444444444">
            <text:p>1</text:p>
          </table:table-cell>
          <table:table-cell office:value-type="float" office:value="0.0555555555555556">
            <text:p>0</text:p>
          </table:table-cell>
          <table:table-cell office:value-type="float" office:value="1">
            <text:p>1</text:p>
          </table:table-cell>
          <table:table-cell office:value-type="string">
            <text:p>ave sexes imputed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County Gaol</text:p>
          </table:table-cell>
          <table:table-cell office:value-type="float" office:value="111">
            <text:p>111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County House of Correction</text:p>
          </table:table-cell>
          <table:table-cell office:value-type="float" office:value="186">
            <text:p>186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70">
            <text:p>17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Herefordshire</text:p>
          </table:table-cell>
          <table:table-cell office:value-type="string">
            <text:p>Hereford</text:p>
          </table:table-cell>
          <table:table-cell office:value-type="string">
            <text:p>County Gaol and House of Correction</text:p>
          </table:table-cell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Herefordshire</text:p>
          </table:table-cell>
          <table:table-cell office:value-type="string">
            <text:p>Hereford</text:p>
          </table:table-cell>
          <table:table-cell office:value-type="string">
            <text:p>City Gaol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office:value-type="string">
            <text:p>Hertfordshire</text:p>
          </table:table-cell>
          <table:table-cell office:value-type="string">
            <text:p>Berkhamstead</text:p>
          </table:table-cell>
          <table:table-cell office:value-type="string">
            <text:p>County Bridewell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.48275862068966">
            <text:p>2</text:p>
          </table:table-cell>
          <table:table-cell office:value-type="float" office:value="0.517241379310345">
            <text:p>1</text:p>
          </table:table-cell>
          <table:table-cell office:value-type="float" office:value="3">
            <text:p>3</text:p>
          </table:table-cell>
          <table:table-cell office:value-type="string">
            <text:p>ave sexes imputed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Hertfordshire</text:p>
          </table:table-cell>
          <table:table-cell office:value-type="string">
            <text:p>Hertford</text:p>
          </table:table-cell>
          <table:table-cell office:value-type="string">
            <text:p>County Gaol</text:p>
          </table:table-cell>
          <table:table-cell office:value-type="float" office:value="97">
            <text:p>97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office:value-type="string">
            <text:p>Hertfordshire</text:p>
          </table:table-cell>
          <table:table-cell office:value-type="string">
            <text:p>Hitchin</text:p>
          </table:table-cell>
          <table:table-cell office:value-type="string">
            <text:p>County Bridewell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5.12906332771491">
            <text:p>5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82">
            <text:p>82</text:p>
          </table:table-cell>
          <table:table-cell table:number-columns-repeated="2"/>
          <table:table-cell office:value-type="string">
            <text:p>Hertfordshire</text:p>
          </table:table-cell>
          <table:table-cell office:value-type="string">
            <text:p>St. Alban's</text:p>
          </table:table-cell>
          <table:table-cell office:value-type="string">
            <text:p>Liberty Gaol and House of Correction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Huntingdonshire</text:p>
          </table:table-cell>
          <table:table-cell office:value-type="string">
            <text:p>Huntingdon</text:p>
          </table:table-cell>
          <table:table-cell office:value-type="string">
            <text:p>County Gaol and House of Correction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Kent</text:p>
          </table:table-cell>
          <table:table-cell office:value-type="string">
            <text:p>Deal</text:p>
          </table:table-cell>
          <table:table-cell office:value-type="string">
            <text:p>Town Ga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.4654466650614">
            <text:p>1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Kent</text:p>
          </table:table-cell>
          <table:table-cell office:value-type="string">
            <text:p>Dover</text:p>
          </table:table-cell>
          <table:table-cell office:value-type="string">
            <text:p>Town Gaol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office:value-type="string">
            <text:p>Kent</text:p>
          </table:table-cell>
          <table:table-cell office:value-type="string">
            <text:p>Dover</text:p>
          </table:table-cell>
          <table:table-cell office:value-type="string">
            <text:p>Castle, Debtors' Gaol</text:p>
          </table:table-cell>
          <table:table-cell table:number-columns-repeated="2" office:value-type="float" office:value="9">
            <text:p>9</text:p>
          </table:table-cell>
          <table:table-cell office:value-type="float" office:value="4.72222222222222">
            <text:p>5</text:p>
          </table:table-cell>
          <table:table-cell office:value-type="float" office:value="0.277777777777778">
            <text:p>0</text:p>
          </table:table-cell>
          <table:table-cell office:value-type="float" office:value="5">
            <text:p>5</text:p>
          </table:table-cell>
          <table:table-cell office:value-type="string">
            <text:p>ave sexes imputed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Kent</text:p>
          </table:table-cell>
          <table:table-cell office:value-type="string">
            <text:p>Faversham</text:p>
          </table:table-cell>
          <table:table-cell office:value-type="string">
            <text:p>Town Gao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.9308933301228">
            <text:p>3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Kent</text:p>
          </table:table-cell>
          <table:table-cell office:value-type="string">
            <text:p>Folkstone</text:p>
          </table:table-cell>
          <table:table-cell office:value-type="string">
            <text:p>Town Gaol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Kent</text:p>
          </table:table-cell>
          <table:table-cell office:value-type="string">
            <text:p>Hythe</text:p>
          </table:table-cell>
          <table:table-cell office:value-type="string">
            <text:p>Town Gaol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2.1981699975921">
            <text:p>2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County Gaol and House of Correction</text:p>
          </table:table-cell>
          <table:table-cell office:value-type="float" office:value="432">
            <text:p>432</text:p>
          </table:table-cell>
          <table:table-cell office:value-type="float" office:value="65">
            <text:p>65</text:p>
          </table:table-cell>
          <table:table-cell office:value-type="float" office:value="330">
            <text:p>330</text:p>
          </table:table-cell>
          <table:table-cell office:value-type="float" office:value="57">
            <text:p>57</text:p>
          </table:table-cell>
          <table:table-cell office:value-type="float" office:value="387">
            <text:p>387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Kent</text:p>
          </table:table-cell>
          <table:table-cell office:value-type="string">
            <text:p>Romney Marsh</text:p>
          </table:table-cell>
          <table:table-cell office:value-type="string">
            <text:p>Town Ga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732723332530701">
            <text:p>1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Kent</text:p>
          </table:table-cell>
          <table:table-cell office:value-type="string">
            <text:p>Sandwich</text:p>
          </table:table-cell>
          <table:table-cell office:value-type="string">
            <text:p>Town Gaol and House of Correction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Kent</text:p>
          </table:table-cell>
          <table:table-cell office:value-type="string">
            <text:p>St. Augustine, Canterbury</text:p>
          </table:table-cell>
          <table:table-cell office:value-type="string">
            <text:p>County Gaol and House of Correction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Kent</text:p>
          </table:table-cell>
          <table:table-cell office:value-type="string">
            <text:p>St. Augustine, Canterbury</text:p>
          </table:table-cell>
          <table:table-cell office:value-type="string">
            <text:p>City Gaol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Kent</text:p>
          </table:table-cell>
          <table:table-cell office:value-type="string">
            <text:p>Tenterden</text:p>
          </table:table-cell>
          <table:table-cell office:value-type="string">
            <text:p>Town Gaol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.12906332771491">
            <text:p>5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office:value-type="string">
            <text:p>Lancashire</text:p>
          </table:table-cell>
          <table:table-cell office:value-type="string">
            <text:p>Kirkdale</text:p>
          </table:table-cell>
          <table:table-cell office:value-type="string">
            <text:p>County House of Correction</text:p>
          </table:table-cell>
          <table:table-cell office:value-type="float" office:value="399">
            <text:p>399</text:p>
          </table:table-cell>
          <table:table-cell office:value-type="float" office:value="60">
            <text:p>60</text:p>
          </table:table-cell>
          <table:table-cell office:value-type="float" office:value="327">
            <text:p>327</text:p>
          </table:table-cell>
          <table:table-cell office:value-type="float" office:value="54">
            <text:p>54</text:p>
          </table:table-cell>
          <table:table-cell office:value-type="float" office:value="381">
            <text:p>381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Lancashire</text:p>
          </table:table-cell>
          <table:table-cell office:value-type="string">
            <text:p>Lancaster</text:p>
          </table:table-cell>
          <table:table-cell office:value-type="string">
            <text:p>County Gaol</text:p>
          </table:table-cell>
          <table:table-cell office:value-type="float" office:value="548">
            <text:p>548</text:p>
          </table:table-cell>
          <table:table-cell office:value-type="float" office:value="94">
            <text:p>94</text:p>
          </table:table-cell>
          <table:table-cell office:value-type="float" office:value="416">
            <text:p>416</text:p>
          </table:table-cell>
          <table:table-cell office:value-type="float" office:value="64">
            <text:p>64</text:p>
          </table:table-cell>
          <table:table-cell office:value-type="float" office:value="480">
            <text:p>480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95">
            <text:p>95</text:p>
          </table:table-cell>
          <table:table-cell/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Borough Gaol</text:p>
          </table:table-cell>
          <table:table-cell office:value-type="float" office:value="422">
            <text:p>422</text:p>
          </table:table-cell>
          <table:table-cell office:value-type="float" office:value="225">
            <text:p>225</text:p>
          </table:table-cell>
          <table:table-cell office:value-type="float" office:value="405">
            <text:p>405</text:p>
          </table:table-cell>
          <table:table-cell office:value-type="float" office:value="193">
            <text:p>193</text:p>
          </table:table-cell>
          <table:table-cell office:value-type="float" office:value="598">
            <text:p>598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Lancashire</text:p>
          </table:table-cell>
          <table:table-cell office:value-type="string">
            <text:p>Preston</text:p>
          </table:table-cell>
          <table:table-cell office:value-type="string">
            <text:p>County House of Correction</text:p>
          </table:table-cell>
          <table:table-cell office:value-type="float" office:value="260">
            <text:p>260</text:p>
          </table:table-cell>
          <table:table-cell office:value-type="float" office:value="62">
            <text:p>62</text:p>
          </table:table-cell>
          <table:table-cell office:value-type="float" office:value="198">
            <text:p>198</text:p>
          </table:table-cell>
          <table:table-cell office:value-type="float" office:value="42">
            <text:p>42</text:p>
          </table:table-cell>
          <table:table-cell office:value-type="float" office:value="240">
            <text:p>240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Lancashire</text:p>
          </table:table-cell>
          <table:table-cell office:value-type="string">
            <text:p>Salford</text:p>
          </table:table-cell>
          <table:table-cell office:value-type="string">
            <text:p>County House of Correction</text:p>
          </table:table-cell>
          <table:table-cell office:value-type="float" office:value="615">
            <text:p>615</text:p>
          </table:table-cell>
          <table:table-cell office:value-type="float" office:value="187">
            <text:p>187</text:p>
          </table:table-cell>
          <table:table-cell office:value-type="float" office:value="555">
            <text:p>555</text:p>
          </table:table-cell>
          <table:table-cell office:value-type="float" office:value="155">
            <text:p>155</text:p>
          </table:table-cell>
          <table:table-cell office:value-type="float" office:value="710">
            <text:p>710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County Gaol and Female House of Correction</text:p>
          </table:table-cell>
          <table:table-cell office:value-type="float" office:value="109">
            <text:p>109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County House of Correction</text:p>
          </table:table-cell>
          <table:table-cell office:value-type="float" office:value="140">
            <text:p>140</text:p>
          </table:table-cell>
          <table:table-cell/>
          <table:table-cell office:value-type="float" office:value="88.551724137931">
            <text:p>89</text:p>
          </table:table-cell>
          <table:table-cell office:value-type="float" office:value="18.448275862069">
            <text:p>18</text:p>
          </table:table-cell>
          <table:table-cell office:value-type="float" office:value="107">
            <text:p>107</text:p>
          </table:table-cell>
          <table:table-cell office:value-type="string">
            <text:p>ave sexes imputed</text:p>
          </table:table-cell>
          <table:table-cell office:value-type="float" office:value="107">
            <text:p>107</text:p>
          </table:table-cell>
          <table:table-cell table:number-columns-repeated="1011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Borough Gaol and House of Correction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/>
          <table:table-cell office:value-type="string">
            <text:p>Lincolnshire</text:p>
          </table:table-cell>
          <table:table-cell office:value-type="string">
            <text:p>Boston</text:p>
          </table:table-cell>
          <table:table-cell office:value-type="string">
            <text:p>Borough Gaol and House of Correction</text:p>
          </table:table-cell>
          <table:table-cell office:value-type="float" office:value="28">
            <text:p>28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05">
            <text:p>105</text:p>
          </table:table-cell>
          <table:table-cell/>
          <table:table-cell office:value-type="string">
            <text:p>Lincolnshire</text:p>
          </table:table-cell>
          <table:table-cell office:value-type="string">
            <text:p>Falkingham</text:p>
          </table:table-cell>
          <table:table-cell office:value-type="string">
            <text:p>County House of Correction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09">
            <text:p>109</text:p>
          </table:table-cell>
          <table:table-cell/>
          <table:table-cell office:value-type="string">
            <text:p>Lincolnshire</text:p>
          </table:table-cell>
          <table:table-cell office:value-type="string">
            <text:p>Grantham</text:p>
          </table:table-cell>
          <table:table-cell office:value-type="string">
            <text:p>Borough Gaol and House of Correction</text:p>
          </table:table-cell>
          <table:table-cell office:value-type="float" office:value="12">
            <text:p>12</text:p>
          </table:table-cell>
          <table:table-cell/>
          <table:table-cell office:value-type="float" office:value="2.48275862068966">
            <text:p>2</text:p>
          </table:table-cell>
          <table:table-cell office:value-type="float" office:value="0.517241379310345">
            <text:p>1</text:p>
          </table:table-cell>
          <table:table-cell office:value-type="float" office:value="3">
            <text:p>3</text:p>
          </table:table-cell>
          <table:table-cell office:value-type="string">
            <text:p>ave sexes imputed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office:value-type="string">
            <text:p>Lincolnshire</text:p>
          </table:table-cell>
          <table:table-cell office:value-type="string">
            <text:p>Great Grimsby</text:p>
          </table:table-cell>
          <table:table-cell office:value-type="string">
            <text:p>Borough Gaol</text:p>
          </table:table-cell>
          <table:table-cell table:number-columns-repeated="101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/>
          <table:table-cell office:value-type="string">
            <text:p>Lincolnshire</text:p>
          </table:table-cell>
          <table:table-cell office:value-type="string">
            <text:p>Kirton</text:p>
          </table:table-cell>
          <table:table-cell office:value-type="string">
            <text:p>County House of Correction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 office:value-type="string">
            <text:p>County Gaol <text:s/>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01">
            <text:p>101</text:p>
          </table:table-cell>
          <table:table-cell/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 office:value-type="string">
            <text:p>City Gaol and House of Correction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02">
            <text:p>102</text:p>
          </table:table-cell>
          <table:table-cell/>
          <table:table-cell office:value-type="string">
            <text:p>Lincolnshire</text:p>
          </table:table-cell>
          <table:table-cell office:value-type="string">
            <text:p>Louth</text:p>
          </table:table-cell>
          <table:table-cell office:value-type="string">
            <text:p>County House of Correction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06">
            <text:p>106</text:p>
          </table:table-cell>
          <table:table-cell/>
          <table:table-cell office:value-type="string">
            <text:p>Lincolnshire</text:p>
          </table:table-cell>
          <table:table-cell office:value-type="string">
            <text:p>Spalding</text:p>
          </table:table-cell>
          <table:table-cell office:value-type="string">
            <text:p>County House of Correction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03">
            <text:p>103</text:p>
          </table:table-cell>
          <table:table-cell/>
          <table:table-cell office:value-type="string">
            <text:p>Lincolnshire</text:p>
          </table:table-cell>
          <table:table-cell office:value-type="string">
            <text:p>Spilsby</text:p>
          </table:table-cell>
          <table:table-cell office:value-type="string">
            <text:p>County House of Correction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number-columns-repeated="101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Lincolnshire</text:p>
          </table:table-cell>
          <table:table-cell office:value-type="string">
            <text:p>Stamford</text:p>
          </table:table-cell>
          <table:table-cell office:value-type="string">
            <text:p>Borough Gaol and House of Correction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Merioneth</text:p>
          </table:table-cell>
          <table:table-cell office:value-type="string">
            <text:p>Balla</text:p>
          </table:table-cell>
          <table:table-cell office:value-type="string">
            <text:p>Town Gaol and House of Corre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.1981699975921">
            <text:p>2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Merioneth</text:p>
          </table:table-cell>
          <table:table-cell office:value-type="string">
            <text:p>Dolgelly</text:p>
          </table:table-cell>
          <table:table-cell office:value-type="string">
            <text:p>County Gaol and House of Correcti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1013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Middlesex</text:p>
          </table:table-cell>
          <table:table-cell office:value-type="string">
            <text:p>Bridge-street, Blackfriar's road</text:p>
          </table:table-cell>
          <table:table-cell office:value-type="string">
            <text:p>City Bridewell</text:p>
          </table:table-cell>
          <table:table-cell office:value-type="float" office:value="105">
            <text:p>105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1">
            <text:p>101</text:p>
          </table:table-cell>
          <table:table-cell table:number-columns-repeated="1013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Middlesex</text:p>
          </table:table-cell>
          <table:table-cell office:value-type="string">
            <text:p>Clerkenwell</text:p>
          </table:table-cell>
          <table:table-cell office:value-type="string">
            <text:p>New Prison</text:p>
          </table:table-cell>
          <table:table-cell office:value-type="float" office:value="112">
            <text:p>112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Middlesex</text:p>
          </table:table-cell>
          <table:table-cell office:value-type="string">
            <text:p>Coldbath Fields</text:p>
          </table:table-cell>
          <table:table-cell office:value-type="string">
            <text:p>House of Correction</text:p>
          </table:table-cell>
          <table:table-cell office:value-type="float" office:value="841">
            <text:p>841</text:p>
          </table:table-cell>
          <table:table-cell office:value-type="float" office:value="314">
            <text:p>314</text:p>
          </table:table-cell>
          <table:table-cell office:value-type="float" office:value="756">
            <text:p>756</text:p>
          </table:table-cell>
          <table:table-cell office:value-type="float" office:value="288">
            <text:p>288</text:p>
          </table:table-cell>
          <table:table-cell office:value-type="float" office:value="1044">
            <text:p>1044</text:p>
          </table:table-cell>
          <table:table-cell table:number-columns-repeated="1013"/>
        </table:table-row>
        <table:table-row table:style-name="ro1">
          <table:table-cell office:value-type="float" office:value="224">
            <text:p>224</text:p>
          </table:table-cell>
          <table:table-cell/>
          <table:table-cell office:value-type="string">
            <text:p>i</text:p>
          </table:table-cell>
          <table:table-cell office:value-type="string">
            <text:p>Middlesex</text:p>
          </table:table-cell>
          <table:table-cell office:value-type="string">
            <text:p>Fleet</text:p>
          </table:table-cell>
          <table:table-cell office:value-type="string">
            <text:p>Debtors' Prison</text:p>
          </table:table-cell>
          <table:table-cell table:number-columns-repeated="2"/>
          <table:table-cell office:value-type="float" office:value="99.1666666666667">
            <text:p>99</text:p>
          </table:table-cell>
          <table:table-cell office:value-type="float" office:value="5.83333333333334">
            <text:p>6</text:p>
          </table:table-cell>
          <table:table-cell office:value-type="float" office:value="105">
            <text:p>105</text:p>
          </table:table-cell>
          <table:table-cell office:value-type="string">
            <text:p>ave. total estimated, sex imputed</text:p>
          </table:table-cell>
          <table:table-cell table:number-columns-repeated="1012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17">
            <text:p>117</text:p>
          </table:table-cell>
          <table:table-cell office:value-type="string">
            <text:p>x</text:p>
          </table:table-cell>
          <table:table-cell office:value-type="string">
            <text:p>Middlesex</text:p>
          </table:table-cell>
          <table:table-cell office:value-type="string">
            <text:p>Fleet</text:p>
          </table:table-cell>
          <table:table-cell office:value-type="string">
            <text:p>Debtors' Gaol</text:p>
          </table:table-cell>
          <table:table-cell table:number-columns-repeated="1018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Middlesex</text:p>
          </table:table-cell>
          <table:table-cell office:value-type="string">
            <text:p>Giltspur-street</text:p>
          </table:table-cell>
          <table:table-cell office:value-type="string">
            <text:p>City House of Correction</text:p>
          </table:table-cell>
          <table:table-cell office:value-type="float" office:value="192">
            <text:p>192</text:p>
          </table:table-cell>
          <table:table-cell office:value-type="float" office:value="32">
            <text:p>32</text:p>
          </table:table-cell>
          <table:table-cell office:value-type="float" office:value="130">
            <text:p>130</text:p>
          </table:table-cell>
          <table:table-cell office:value-type="float" office:value="41">
            <text:p>41</text:p>
          </table:table-cell>
          <table:table-cell office:value-type="float" office:value="171">
            <text:p>171</text:p>
          </table:table-cell>
          <table:table-cell table:number-columns-repeated="1013"/>
        </table:table-row>
        <table:table-row table:style-name="ro1">
          <table:table-cell office:value-type="float" office:value="226">
            <text:p>226</text:p>
          </table:table-cell>
          <table:table-cell/>
          <table:table-cell office:value-type="string">
            <text:p>i</text:p>
          </table:table-cell>
          <table:table-cell office:value-type="string">
            <text:p>Middlesex</text:p>
          </table:table-cell>
          <table:table-cell office:value-type="string">
            <text:p>Marshalsea</text:p>
          </table:table-cell>
          <table:table-cell office:value-type="string">
            <text:p>Debtors' Prison</text:p>
          </table:table-cell>
          <table:table-cell table:number-columns-repeated="2"/>
          <table:table-cell office:value-type="float" office:value="40.6111111111111">
            <text:p>41</text:p>
          </table:table-cell>
          <table:table-cell office:value-type="float" office:value="2.38888888888889">
            <text:p>2</text:p>
          </table:table-cell>
          <table:table-cell office:value-type="float" office:value="43">
            <text:p>43</text:p>
          </table:table-cell>
          <table:table-cell office:value-type="string">
            <text:p>ave. total estimated, sex imputed</text:p>
          </table:table-cell>
          <table:table-cell table:number-columns-repeated="1012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Middlesex</text:p>
          </table:table-cell>
          <table:table-cell office:value-type="string">
            <text:p>Millbank, Westminster</text:p>
          </table:table-cell>
          <table:table-cell office:value-type="string">
            <text:p>General Penitentiary</text:p>
          </table:table-cell>
          <table:table-cell office:value-type="float" office:value="673">
            <text:p>673</text:p>
          </table:table-cell>
          <table:table-cell office:value-type="float" office:value="322">
            <text:p>322</text:p>
          </table:table-cell>
          <table:table-cell office:value-type="float" office:value="527">
            <text:p>527</text:p>
          </table:table-cell>
          <table:table-cell office:value-type="float" office:value="238">
            <text:p>238</text:p>
          </table:table-cell>
          <table:table-cell office:value-type="float" office:value="765">
            <text:p>765</text:p>
          </table:table-cell>
          <table:table-cell table:number-columns-repeated="1013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Middlesex</text:p>
          </table:table-cell>
          <table:table-cell office:value-type="string">
            <text:p>Newgate</text:p>
          </table:table-cell>
          <table:table-cell office:value-type="string">
            <text:p>Gaol</text:p>
          </table:table-cell>
          <table:table-cell office:value-type="float" office:value="258">
            <text:p>258</text:p>
          </table:table-cell>
          <table:table-cell office:value-type="float" office:value="83">
            <text:p>83</text:p>
          </table:table-cell>
          <table:table-cell office:value-type="float" office:value="149">
            <text:p>149</text:p>
          </table:table-cell>
          <table:table-cell office:value-type="float" office:value="43">
            <text:p>43</text:p>
          </table:table-cell>
          <table:table-cell office:value-type="float" office:value="192">
            <text:p>192</text:p>
          </table:table-cell>
          <table:table-cell table:number-columns-repeated="1013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Middlesex</text:p>
          </table:table-cell>
          <table:table-cell office:value-type="string">
            <text:p>Tothill Fields</text:p>
          </table:table-cell>
          <table:table-cell office:value-type="string">
            <text:p>City Gaol and House of Correction</text:p>
          </table:table-cell>
          <table:table-cell office:value-type="float" office:value="191">
            <text:p>191</text:p>
          </table:table-cell>
          <table:table-cell office:value-type="float" office:value="160">
            <text:p>160</text:p>
          </table:table-cell>
          <table:table-cell office:value-type="float" office:value="138">
            <text:p>138</text:p>
          </table:table-cell>
          <table:table-cell office:value-type="float" office:value="98">
            <text:p>98</text:p>
          </table:table-cell>
          <table:table-cell office:value-type="float" office:value="236">
            <text:p>236</text:p>
          </table:table-cell>
          <table:table-cell table:number-columns-repeated="1013"/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office:value-type="string">
            <text:p>Middlesex</text:p>
          </table:table-cell>
          <table:table-cell office:value-type="string">
            <text:p>Whitecross-st.</text:p>
          </table:table-cell>
          <table:table-cell office:value-type="string">
            <text:p>Debtors' Prison</text:p>
          </table:table-cell>
          <table:table-cell office:value-type="float" office:value="346">
            <text:p>346</text:p>
          </table:table-cell>
          <table:table-cell office:value-type="float" office:value="19">
            <text:p>19</text:p>
          </table:table-cell>
          <table:table-cell office:value-type="float" office:value="295">
            <text:p>295</text:p>
          </table:table-cell>
          <table:table-cell office:value-type="float" office:value="15">
            <text:p>15</text:p>
          </table:table-cell>
          <table:table-cell office:value-type="float" office:value="310">
            <text:p>310</text:p>
          </table:table-cell>
          <table:table-cell table:number-columns-repeated="101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1">
            <text:p>121</text:p>
          </table:table-cell>
          <table:table-cell/>
          <table:table-cell office:value-type="string">
            <text:p>Monmouthshire</text:p>
          </table:table-cell>
          <table:table-cell office:value-type="string">
            <text:p>Monmouth</text:p>
          </table:table-cell>
          <table:table-cell office:value-type="string">
            <text:p>County Gaol and House of Correction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table:number-columns-repeated="1013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2">
            <text:p>122</text:p>
          </table:table-cell>
          <table:table-cell/>
          <table:table-cell office:value-type="string">
            <text:p>Monmouthshire</text:p>
          </table:table-cell>
          <table:table-cell office:value-type="string">
            <text:p>Usk</text:p>
          </table:table-cell>
          <table:table-cell office:value-type="string">
            <text:p>County House of Correction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table:number-columns-repeated="1013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Montgomeryshire</text:p>
          </table:table-cell>
          <table:table-cell office:value-type="string">
            <text:p>Montgomery</text:p>
          </table:table-cell>
          <table:table-cell office:value-type="string">
            <text:p>County Gaol and House of Correction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number-columns-repeated="1013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Norfolk</text:p>
          </table:table-cell>
          <table:table-cell office:value-type="string">
            <text:p>Great Yarmouth</text:p>
          </table:table-cell>
          <table:table-cell office:value-type="string">
            <text:p>Borough Gaol and House of Correction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1013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0">
            <text:p>130</text:p>
          </table:table-cell>
          <table:table-cell/>
          <table:table-cell office:value-type="string">
            <text:p>Norfolk</text:p>
          </table:table-cell>
          <table:table-cell office:value-type="string">
            <text:p>King's Lynn</text:p>
          </table:table-cell>
          <table:table-cell office:value-type="string">
            <text:p>Borough Gaol and House of Correctio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1013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25">
            <text:p>125</text:p>
          </table:table-cell>
          <table:table-cell/>
          <table:table-cell office:value-type="string">
            <text:p>Norfolk</text:p>
          </table:table-cell>
          <table:table-cell office:value-type="string">
            <text:p>Norwich <text:s/></text:p>
          </table:table-cell>
          <table:table-cell office:value-type="string">
            <text:p>City Gaol and House of Correction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115">
            <text:p>115</text:p>
          </table:table-cell>
          <table:table-cell table:number-columns-repeated="1013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Norfolk</text:p>
          </table:table-cell>
          <table:table-cell office:value-type="string">
            <text:p>Norwich Castle</text:p>
          </table:table-cell>
          <table:table-cell office:value-type="string">
            <text:p>County Gaol</text:p>
          </table:table-cell>
          <table:table-cell office:value-type="float" office:value="141">
            <text:p>141</text:p>
          </table:table-cell>
          <table:table-cell/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number-columns-repeated="101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26">
            <text:p>126</text:p>
          </table:table-cell>
          <table:table-cell/>
          <table:table-cell office:value-type="string">
            <text:p>Norfolk</text:p>
          </table:table-cell>
          <table:table-cell office:value-type="string">
            <text:p>Swaffham</text:p>
          </table:table-cell>
          <table:table-cell office:value-type="string">
            <text:p>County House of Correction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33.9310344827586">
            <text:p>34</text:p>
          </table:table-cell>
          <table:table-cell office:value-type="float" office:value="7.06896551724138">
            <text:p>7</text:p>
          </table:table-cell>
          <table:table-cell office:value-type="float" office:value="41">
            <text:p>41</text:p>
          </table:table-cell>
          <table:table-cell office:value-type="string">
            <text:p>ave sexes imputed</text:p>
          </table:table-cell>
          <table:table-cell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1">
            <text:p>131</text:p>
          </table:table-cell>
          <table:table-cell/>
          <table:table-cell office:value-type="string">
            <text:p>Norfolk</text:p>
          </table:table-cell>
          <table:table-cell office:value-type="string">
            <text:p>Thetford</text:p>
          </table:table-cell>
          <table:table-cell office:value-type="string">
            <text:p>Borough Gaol <text:s/>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3.6636166626535">
            <text:p>4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Norfolk</text:p>
          </table:table-cell>
          <table:table-cell office:value-type="string">
            <text:p>Walsingham</text:p>
          </table:table-cell>
          <table:table-cell office:value-type="string">
            <text:p>County House of Correction</text:p>
          </table:table-cell>
          <table:table-cell office:value-type="float" office:value="71">
            <text:p>71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table:number-columns-repeated="101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Norfolk</text:p>
          </table:table-cell>
          <table:table-cell office:value-type="string">
            <text:p>Wymondham</text:p>
          </table:table-cell>
          <table:table-cell office:value-type="string">
            <text:p>County House of Correction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1.5862068965517">
            <text:p>12</text:p>
          </table:table-cell>
          <table:table-cell office:value-type="float" office:value="2.41379310344828">
            <text:p>2</text:p>
          </table:table-cell>
          <table:table-cell office:value-type="float" office:value="14">
            <text:p>14</text:p>
          </table:table-cell>
          <table:table-cell office:value-type="string">
            <text:p>gn, ave, sexes imputed</text:p>
          </table:table-cell>
          <table:table-cell office:value-type="float" office:value="14">
            <text:p>14</text:p>
          </table:table-cell>
          <table:table-cell table:number-columns-repeated="1011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32">
            <text:p>132</text:p>
          </table:table-cell>
          <table:table-cell/>
          <table:table-cell office:value-type="string">
            <text:p>Northamptonshire</text:p>
          </table:table-cell>
          <table:table-cell office:value-type="string">
            <text:p>Northampton</text:p>
          </table:table-cell>
          <table:table-cell office:value-type="string">
            <text:p>County Gaol and House of Correction</text:p>
          </table:table-cell>
          <table:table-cell office:value-type="float" office:value="194">
            <text:p>194</text:p>
          </table:table-cell>
          <table:table-cell/>
          <table:table-cell office:value-type="float" office:value="117.639994351524">
            <text:p>118</text:p>
          </table:table-cell>
          <table:table-cell office:value-type="float" office:value="24.5083321559752">
            <text:p>25</text:p>
          </table:table-cell>
          <table:table-cell office:value-type="float" office:value="142.148326507499">
            <text:p>142</text:p>
          </table:table-cell>
          <table:table-cell office:value-type="string">
            <text:p>ave sexes imputed</text:p>
          </table:table-cell>
          <table:table-cell office:value-type="float" office:value="142">
            <text:p>142</text:p>
          </table:table-cell>
          <table:table-cell table:number-columns-repeated="1011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33">
            <text:p>133</text:p>
          </table:table-cell>
          <table:table-cell/>
          <table:table-cell office:value-type="string">
            <text:p>Northamptonshire</text:p>
          </table:table-cell>
          <table:table-cell office:value-type="string">
            <text:p>Northampton</text:p>
          </table:table-cell>
          <table:table-cell office:value-type="string">
            <text:p>Borough Gaol and House of Correction</text:p>
          </table:table-cell>
          <table:table-cell office:value-type="float" office:value="28">
            <text:p>28</text:p>
          </table:table-cell>
          <table:table-cell/>
          <table:table-cell office:value-type="float" office:value="16.551724137931">
            <text:p>17</text:p>
          </table:table-cell>
          <table:table-cell office:value-type="float" office:value="3.44827586206897">
            <text:p>3</text:p>
          </table:table-cell>
          <table:table-cell office:value-type="float" office:value="20">
            <text:p>20</text:p>
          </table:table-cell>
          <table:table-cell office:value-type="string">
            <text:p>ave sexes imputed</text:p>
          </table:table-cell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float" office:value="143">
            <text:p>143</text:p>
          </table:table-cell>
          <table:table-cell table:number-columns-repeated="2"/>
          <table:table-cell office:value-type="string">
            <text:p>Northamptonshire</text:p>
          </table:table-cell>
          <table:table-cell office:value-type="string">
            <text:p>Oundle</text:p>
          </table:table-cell>
          <table:table-cell office:value-type="string">
            <text:p>Lock-up House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34">
            <text:p>134</text:p>
          </table:table-cell>
          <table:table-cell/>
          <table:table-cell office:value-type="string">
            <text:p>Northamptonshire</text:p>
          </table:table-cell>
          <table:table-cell office:value-type="string">
            <text:p>Peterborough</text:p>
          </table:table-cell>
          <table:table-cell office:value-type="string">
            <text:p>City Gaol and House of Correctio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Northamptonshire</text:p>
          </table:table-cell>
          <table:table-cell office:value-type="string">
            <text:p>Peterborough</text:p>
          </table:table-cell>
          <table:table-cell office:value-type="string">
            <text:p>House of Correctio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38">
            <text:p>138</text:p>
          </table:table-cell>
          <table:table-cell/>
          <table:table-cell office:value-type="string">
            <text:p>Northumberland</text:p>
          </table:table-cell>
          <table:table-cell office:value-type="string">
            <text:p>Alnwich</text:p>
          </table:table-cell>
          <table:table-cell office:value-type="string">
            <text:p>County House of Correction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41">
            <text:p>141</text:p>
          </table:table-cell>
          <table:table-cell/>
          <table:table-cell office:value-type="string">
            <text:p>Northumberland</text:p>
          </table:table-cell>
          <table:table-cell office:value-type="string">
            <text:p>Berwick-upon-Tweed</text:p>
          </table:table-cell>
          <table:table-cell office:value-type="string">
            <text:p>Town Gaol and House of Correction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Northumberland</text:p>
          </table:table-cell>
          <table:table-cell office:value-type="string">
            <text:p>Hexham</text:p>
          </table:table-cell>
          <table:table-cell office:value-type="string">
            <text:p>County House of Correction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148">
            <text:p>148</text:p>
          </table:table-cell>
          <table:table-cell table:number-columns-repeated="2"/>
          <table:table-cell office:value-type="string">
            <text:p>Northumberland</text:p>
          </table:table-cell>
          <table:table-cell office:value-type="string">
            <text:p>Hexham</text:p>
          </table:table-cell>
          <table:table-cell office:value-type="string">
            <text:p>Debtors' Gaol</text:p>
          </table:table-cell>
          <table:table-cell table:number-columns-repeated="1018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36">
            <text:p>136</text:p>
          </table:table-cell>
          <table:table-cell/>
          <table:table-cell office:value-type="string">
            <text:p>Northumberland</text:p>
          </table:table-cell>
          <table:table-cell office:value-type="string">
            <text:p>Morpeth</text:p>
          </table:table-cell>
          <table:table-cell office:value-type="string">
            <text:p>County Gaol and House of Correction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number-columns-repeated="101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40">
            <text:p>140</text:p>
          </table:table-cell>
          <table:table-cell/>
          <table:table-cell office:value-type="string">
            <text:p>Northumberland</text:p>
          </table:table-cell>
          <table:table-cell office:value-type="string">
            <text:p>Newcastle-upon-Tyne</text:p>
          </table:table-cell>
          <table:table-cell office:value-type="string">
            <text:p>Town Gaol and House of Correction</text:p>
          </table:table-cell>
          <table:table-cell office:value-type="float" office:value="121">
            <text:p>121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table:number-columns-repeated="1013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37">
            <text:p>137</text:p>
          </table:table-cell>
          <table:table-cell/>
          <table:table-cell office:value-type="string">
            <text:p>Northumberland</text:p>
          </table:table-cell>
          <table:table-cell office:value-type="string">
            <text:p>Tynemouth</text:p>
          </table:table-cell>
          <table:table-cell office:value-type="string">
            <text:p>County House of Correction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46">
            <text:p>146</text:p>
          </table:table-cell>
          <table:table-cell/>
          <table:table-cell office:value-type="string">
            <text:p>Nottinghamshire</text:p>
          </table:table-cell>
          <table:table-cell office:value-type="string">
            <text:p>Newark</text:p>
          </table:table-cell>
          <table:table-cell office:value-type="string">
            <text:p>Borough Gaol</text:p>
          </table:table-cell>
          <table:table-cell table:number-columns-repeated="1018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42">
            <text:p>142</text:p>
          </table:table-cell>
          <table:table-cell/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County Gaol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101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3">
            <text:p>143</text:p>
          </table:table-cell>
          <table:table-cell/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Town Gaol and House of Correction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13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/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Town House of Correction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table:number-columns-repeated="1013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Nottinghamshire</text:p>
          </table:table-cell>
          <table:table-cell office:value-type="string">
            <text:p>Southwell</text:p>
          </table:table-cell>
          <table:table-cell office:value-type="string">
            <text:p>County House of Correction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101">
            <text:p>101</text:p>
          </table:table-cell>
          <table:table-cell office:value-type="float" office:value="11">
            <text:p>11</text:p>
          </table:table-cell>
          <table:table-cell office:value-type="float" office:value="112">
            <text:p>112</text:p>
          </table:table-cell>
          <table:table-cell table:number-columns-repeated="1013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49">
            <text:p>149</text:p>
          </table:table-cell>
          <table:table-cell/>
          <table:table-cell office:value-type="string">
            <text:p>Oxfordshire</text:p>
          </table:table-cell>
          <table:table-cell office:value-type="string">
            <text:p>Banbury</text:p>
          </table:table-cell>
          <table:table-cell office:value-type="string">
            <text:p>Borough Gaol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13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47">
            <text:p>147</text:p>
          </table:table-cell>
          <table:table-cell/>
          <table:table-cell office:value-type="string">
            <text:p>Oxfordshire</text:p>
          </table:table-cell>
          <table:table-cell office:value-type="string">
            <text:p>Oxford</text:p>
          </table:table-cell>
          <table:table-cell office:value-type="string">
            <text:p>County Gaol and House of Correction</text:p>
          </table:table-cell>
          <table:table-cell office:value-type="float" office:value="12">
            <text:p>12</text:p>
          </table:table-cell>
          <table:table-cell/>
          <table:table-cell office:value-type="float" office:value="4.13793103448276">
            <text:p>4</text:p>
          </table:table-cell>
          <table:table-cell office:value-type="float" office:value="0.862068965517241">
            <text:p>1</text:p>
          </table:table-cell>
          <table:table-cell office:value-type="float" office:value="5">
            <text:p>5</text:p>
          </table:table-cell>
          <table:table-cell office:value-type="string">
            <text:p>ave sexes imputed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48">
            <text:p>148</text:p>
          </table:table-cell>
          <table:table-cell/>
          <table:table-cell office:value-type="string">
            <text:p>Oxfordshire</text:p>
          </table:table-cell>
          <table:table-cell office:value-type="string">
            <text:p>Oxford</text:p>
          </table:table-cell>
          <table:table-cell office:value-type="string">
            <text:p>City Gaol and House of Correction</text:p>
          </table:table-cell>
          <table:table-cell office:value-type="float" office:value="186">
            <text:p>186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office:value-type="float" office:value="15">
            <text:p>15</text:p>
          </table:table-cell>
          <table:table-cell office:value-type="float" office:value="149">
            <text:p>149</text:p>
          </table:table-cell>
          <table:table-cell table:number-columns-repeated="1013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Pembrokeshire</text:p>
          </table:table-cell>
          <table:table-cell office:value-type="string">
            <text:p>Haverford West</text:p>
          </table:table-cell>
          <table:table-cell office:value-type="string">
            <text:p>County Gaol and House of Correction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number-columns-repeated="1013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52">
            <text:p>152</text:p>
          </table:table-cell>
          <table:table-cell/>
          <table:table-cell office:value-type="string">
            <text:p>Radnorshire</text:p>
          </table:table-cell>
          <table:table-cell office:value-type="string">
            <text:p>New Radnor</text:p>
          </table:table-cell>
          <table:table-cell office:value-type="string">
            <text:p>Borough Ga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51">
            <text:p>151</text:p>
          </table:table-cell>
          <table:table-cell/>
          <table:table-cell office:value-type="string">
            <text:p>Radnorshire</text:p>
          </table:table-cell>
          <table:table-cell office:value-type="string">
            <text:p>Presteign</text:p>
          </table:table-cell>
          <table:table-cell office:value-type="string">
            <text:p>County Gaol and House of Correction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53">
            <text:p>153</text:p>
          </table:table-cell>
          <table:table-cell/>
          <table:table-cell office:value-type="string">
            <text:p>Rutland</text:p>
          </table:table-cell>
          <table:table-cell office:value-type="string">
            <text:p>Oakham</text:p>
          </table:table-cell>
          <table:table-cell office:value-type="string">
            <text:p>County Gaol and House of Correction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Shropshire</text:p>
          </table:table-cell>
          <table:table-cell office:value-type="string">
            <text:p>Bridgenorth</text:p>
          </table:table-cell>
          <table:table-cell office:value-type="string">
            <text:p>Borough Lock-up House</text:p>
          </table:table-cell>
          <table:table-cell office:value-type="float" office:value="7">
            <text:p>7</text:p>
          </table:table-cell>
          <table:table-cell/>
          <table:table-cell office:value-type="float" office:value="1.6551724137931">
            <text:p>2</text:p>
          </table:table-cell>
          <table:table-cell office:value-type="float" office:value="0.344827586206897">
            <text:p>0</text:p>
          </table:table-cell>
          <table:table-cell office:value-type="float" office:value="2">
            <text:p>2</text:p>
          </table:table-cell>
          <table:table-cell office:value-type="string">
            <text:p>ave sexes imputed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Shropshire</text:p>
          </table:table-cell>
          <table:table-cell office:value-type="string">
            <text:p>Ludlow</text:p>
          </table:table-cell>
          <table:table-cell office:value-type="string">
            <text:p>Borough Gaol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2.9308933301228">
            <text:p>3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Shropshire</text:p>
          </table:table-cell>
          <table:table-cell office:value-type="string">
            <text:p>Shrewsbury</text:p>
          </table:table-cell>
          <table:table-cell office:value-type="string">
            <text:p>County Gaol and House of Correction</text:p>
          </table:table-cell>
          <table:table-cell office:value-type="float" office:value="144">
            <text:p>144</text:p>
          </table:table-cell>
          <table:table-cell office:value-type="float" office:value="21">
            <text:p>21</text:p>
          </table:table-cell>
          <table:table-cell office:value-type="float" office:value="111">
            <text:p>111</text:p>
          </table:table-cell>
          <table:table-cell office:value-type="float" office:value="20">
            <text:p>20</text:p>
          </table:table-cell>
          <table:table-cell office:value-type="float" office:value="131">
            <text:p>131</text:p>
          </table:table-cell>
          <table:table-cell table:number-columns-repeated="1013"/>
        </table:table-row>
        <table:table-row table:style-name="ro1">
          <table:table-cell office:value-type="float" office:value="164">
            <text:p>164</text:p>
          </table:table-cell>
          <table:table-cell table:number-columns-repeated="2"/>
          <table:table-cell office:value-type="string">
            <text:p>Shropshire</text:p>
          </table:table-cell>
          <table:table-cell office:value-type="string">
            <text:p>Wellington</text:p>
          </table:table-cell>
          <table:table-cell office:value-type="string">
            <text:p>Debtors' Gaol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6.59450999277631">
            <text:p>7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Somerset</text:p>
          </table:table-cell>
          <table:table-cell office:value-type="string">
            <text:p>Bath</text:p>
          </table:table-cell>
          <table:table-cell office:value-type="string">
            <text:p>City Gaol <text:s/>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table:number-columns-repeated="1013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Somerset</text:p>
          </table:table-cell>
          <table:table-cell office:value-type="string">
            <text:p>Bristol</text:p>
          </table:table-cell>
          <table:table-cell office:value-type="string">
            <text:p>House of Correction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Somerset</text:p>
          </table:table-cell>
          <table:table-cell office:value-type="string">
            <text:p>Bristol</text:p>
          </table:table-cell>
          <table:table-cell office:value-type="string">
            <text:p>Common Gaol</text:p>
          </table:table-cell>
          <table:table-cell office:value-type="float" office:value="186">
            <text:p>186</text:p>
          </table:table-cell>
          <table:table-cell office:value-type="float" office:value="36">
            <text:p>36</text:p>
          </table:table-cell>
          <table:table-cell office:value-type="float" office:value="170">
            <text:p>170</text:p>
          </table:table-cell>
          <table:table-cell office:value-type="float" office:value="22">
            <text:p>22</text:p>
          </table:table-cell>
          <table:table-cell office:value-type="float" office:value="192">
            <text:p>192</text:p>
          </table:table-cell>
          <table:table-cell table:number-columns-repeated="1013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57">
            <text:p>157</text:p>
          </table:table-cell>
          <table:table-cell/>
          <table:table-cell office:value-type="string">
            <text:p>Somerset</text:p>
          </table:table-cell>
          <table:table-cell office:value-type="string">
            <text:p>Ilchester</text:p>
          </table:table-cell>
          <table:table-cell office:value-type="string">
            <text:p>County Gaol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number-columns-repeated="1013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58">
            <text:p>158</text:p>
          </table:table-cell>
          <table:table-cell/>
          <table:table-cell office:value-type="string">
            <text:p>Somerset</text:p>
          </table:table-cell>
          <table:table-cell office:value-type="string">
            <text:p>Shepton Mallet</text:p>
          </table:table-cell>
          <table:table-cell office:value-type="string">
            <text:p>County House of Correction</text:p>
          </table:table-cell>
          <table:table-cell office:value-type="float" office:value="189">
            <text:p>189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office:value-type="float" office:value="21">
            <text:p>21</text:p>
          </table:table-cell>
          <table:table-cell office:value-type="float" office:value="170">
            <text:p>170</text:p>
          </table:table-cell>
          <table:table-cell table:number-columns-repeated="1013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59">
            <text:p>159</text:p>
          </table:table-cell>
          <table:table-cell/>
          <table:table-cell office:value-type="string">
            <text:p>Somerset</text:p>
          </table:table-cell>
          <table:table-cell office:value-type="string">
            <text:p>Wilton</text:p>
          </table:table-cell>
          <table:table-cell office:value-type="string">
            <text:p>County House of Correction</text:p>
          </table:table-cell>
          <table:table-cell office:value-type="float" office:value="162">
            <text:p>162</text:p>
          </table:table-cell>
          <table:table-cell office:value-type="float" office:value="20">
            <text:p>20</text:p>
          </table:table-cell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table:number-columns-repeated="1013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64">
            <text:p>164</text:p>
          </table:table-cell>
          <table:table-cell/>
          <table:table-cell office:value-type="string">
            <text:p>Staffordshire</text:p>
          </table:table-cell>
          <table:table-cell office:value-type="string">
            <text:p>Lichfield</text:p>
          </table:table-cell>
          <table:table-cell office:value-type="string">
            <text:p>County Gaol and House of Correction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County Gaol and House of Correction</text:p>
          </table:table-cell>
          <table:table-cell office:value-type="float" office:value="511">
            <text:p>511</text:p>
          </table:table-cell>
          <table:table-cell office:value-type="float" office:value="54">
            <text:p>54</text:p>
          </table:table-cell>
          <table:table-cell office:value-type="float" office:value="434">
            <text:p>434</text:p>
          </table:table-cell>
          <table:table-cell office:value-type="float" office:value="50">
            <text:p>50</text:p>
          </table:table-cell>
          <table:table-cell office:value-type="float" office:value="484">
            <text:p>484</text:p>
          </table:table-cell>
          <table:table-cell table:number-columns-repeated="1013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69">
            <text:p>169</text:p>
          </table:table-cell>
          <table:table-cell/>
          <table:table-cell office:value-type="string">
            <text:p>Suffolk</text:p>
          </table:table-cell>
          <table:table-cell office:value-type="string">
            <text:p>Beccles</text:p>
          </table:table-cell>
          <table:table-cell office:value-type="string">
            <text:p>County House of Correction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number-columns-repeated="1013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65">
            <text:p>165</text:p>
          </table:table-cell>
          <table:table-cell/>
          <table:table-cell office:value-type="string">
            <text:p>Suffolk</text:p>
          </table:table-cell>
          <table:table-cell office:value-type="string">
            <text:p>Bury St. Edmunds</text:p>
          </table:table-cell>
          <table:table-cell office:value-type="string">
            <text:p>County Gaol and House of Correction</text:p>
          </table:table-cell>
          <table:table-cell office:value-type="float" office:value="149">
            <text:p>149</text:p>
          </table:table-cell>
          <table:table-cell office:value-type="float" office:value="15">
            <text:p>15</text:p>
          </table:table-cell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66">
            <text:p>166</text:p>
          </table:table-cell>
          <table:table-cell/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County Gaol and House of Correction</text:p>
          </table:table-cell>
          <table:table-cell office:value-type="float" office:value="102">
            <text:p>102</text:p>
          </table:table-cell>
          <table:table-cell/>
          <table:table-cell office:value-type="float" office:value="4.13793103448276">
            <text:p>4</text:p>
          </table:table-cell>
          <table:table-cell office:value-type="float" office:value="0.862068965517241">
            <text:p>1</text:p>
          </table:table-cell>
          <table:table-cell office:value-type="float" office:value="5">
            <text:p>5</text:p>
          </table:table-cell>
          <table:table-cell office:value-type="string">
            <text:p>ave sexes imputed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67">
            <text:p>167</text:p>
          </table:table-cell>
          <table:table-cell/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Borough Gaol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1013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68">
            <text:p>168</text:p>
          </table:table-cell>
          <table:table-cell/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Borough Gaol and House of Correc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72">
            <text:p>172</text:p>
          </table:table-cell>
          <table:table-cell/>
          <table:table-cell office:value-type="string">
            <text:p>Suffolk</text:p>
          </table:table-cell>
          <table:table-cell office:value-type="string">
            <text:p>Orford</text:p>
          </table:table-cell>
          <table:table-cell office:value-type="string">
            <text:p>Borough Gaol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orrected ave from 11</text:p>
          </table:table-cell>
          <table:table-cell table:number-columns-repeated="1012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/>
          <table:table-cell office:value-type="string">
            <text:p>Suffolk</text:p>
          </table:table-cell>
          <table:table-cell office:value-type="string">
            <text:p>Woodbridge</text:p>
          </table:table-cell>
          <table:table-cell office:value-type="string">
            <text:p>County House of Correction</text:p>
          </table:table-cell>
          <table:table-cell office:value-type="float" office:value="23">
            <text:p>23</text:p>
          </table:table-cell>
          <table:table-cell/>
          <table:table-cell office:value-type="float" office:value="8.27586206896552">
            <text:p>8</text:p>
          </table:table-cell>
          <table:table-cell office:value-type="float" office:value="1.72413793103448">
            <text:p>2</text:p>
          </table:table-cell>
          <table:table-cell office:value-type="float" office:value="10">
            <text:p>10</text:p>
          </table:table-cell>
          <table:table-cell office:value-type="string">
            <text:p>ave sexes imputed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74">
            <text:p>174</text:p>
          </table:table-cell>
          <table:table-cell/>
          <table:table-cell office:value-type="string">
            <text:p>Surrey</text:p>
          </table:table-cell>
          <table:table-cell office:value-type="string">
            <text:p>Brixton</text:p>
          </table:table-cell>
          <table:table-cell office:value-type="string">
            <text:p>House of Correction</text:p>
          </table:table-cell>
          <table:table-cell office:value-type="float" office:value="225">
            <text:p>225</text:p>
          </table:table-cell>
          <table:table-cell office:value-type="float" office:value="10">
            <text:p>10</text:p>
          </table:table-cell>
          <table:table-cell office:value-type="float" office:value="196">
            <text:p>196</text:p>
          </table:table-cell>
          <table:table-cell office:value-type="float" office:value="73">
            <text:p>73</text:p>
          </table:table-cell>
          <table:table-cell office:value-type="float" office:value="269">
            <text:p>269</text:p>
          </table:table-cell>
          <table:table-cell table:number-columns-repeated="1013"/>
        </table:table-row>
        <table:table-row table:style-name="ro1">
          <table:table-cell office:value-type="float" office:value="190">
            <text:p>190</text:p>
          </table:table-cell>
          <table:table-cell table:number-columns-repeated="2"/>
          <table:table-cell office:value-type="string">
            <text:p>Surrey</text:p>
          </table:table-cell>
          <table:table-cell office:value-type="string">
            <text:p>Croydon</text:p>
          </table:table-cell>
          <table:table-cell office:value-type="string">
            <text:p>Town Gaol and Lock-up House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5.86178666024561">
            <text:p>6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/>
          <table:table-cell office:value-type="string">
            <text:p>Surrey</text:p>
          </table:table-cell>
          <table:table-cell office:value-type="string">
            <text:p>Guildford</text:p>
          </table:table-cell>
          <table:table-cell office:value-type="string">
            <text:p>House of Correction</text:p>
          </table:table-cell>
          <table:table-cell office:value-type="float" office:value="103">
            <text:p>10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table:number-columns-repeated="1013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73">
            <text:p>173</text:p>
          </table:table-cell>
          <table:table-cell/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County Gaol</text:p>
          </table:table-cell>
          <table:table-cell office:value-type="float" office:value="252">
            <text:p>252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32">
            <text:p>32</text:p>
          </table:table-cell>
          <table:table-cell office:value-type="float" office:value="210">
            <text:p>210</text:p>
          </table:table-cell>
          <table:table-cell table:number-columns-repeated="1013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76">
            <text:p>176</text:p>
          </table:table-cell>
          <table:table-cell/>
          <table:table-cell office:value-type="string">
            <text:p>Surrey</text:p>
          </table:table-cell>
          <table:table-cell office:value-type="string">
            <text:p>Kingston-on-Thames</text:p>
          </table:table-cell>
          <table:table-cell office:value-type="string">
            <text:p>House of Correction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1013"/>
        </table:table-row>
        <table:table-row table:style-name="ro1">
          <table:table-cell office:value-type="float" office:value="225">
            <text:p>225</text:p>
          </table:table-cell>
          <table:table-cell/>
          <table:table-cell office:value-type="string">
            <text:p>i</text:p>
          </table:table-cell>
          <table:table-cell office:value-type="string">
            <text:p>Surrey</text:p>
          </table:table-cell>
          <table:table-cell office:value-type="string">
            <text:p>Queen's Bench</text:p>
          </table:table-cell>
          <table:table-cell office:value-type="string">
            <text:p>Debtors' Prison</text:p>
          </table:table-cell>
          <table:table-cell table:number-columns-repeated="2"/>
          <table:table-cell office:value-type="float" office:value="152.055555555556">
            <text:p>152</text:p>
          </table:table-cell>
          <table:table-cell office:value-type="float" office:value="8.94444444444445">
            <text:p>9</text:p>
          </table:table-cell>
          <table:table-cell office:value-type="float" office:value="161">
            <text:p>161</text:p>
          </table:table-cell>
          <table:table-cell office:value-type="string">
            <text:p>ave. total estimated, sex imputed</text:p>
          </table:table-cell>
          <table:table-cell table:number-columns-repeated="1012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77">
            <text:p>177</text:p>
          </table:table-cell>
          <table:table-cell/>
          <table:table-cell office:value-type="string">
            <text:p>Surrey</text:p>
          </table:table-cell>
          <table:table-cell office:value-type="string">
            <text:p>Southwark</text:p>
          </table:table-cell>
          <table:table-cell office:value-type="string">
            <text:p>Borough Gaol and House of Correction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1013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81">
            <text:p>181</text:p>
          </table:table-cell>
          <table:table-cell/>
          <table:table-cell office:value-type="string">
            <text:p>Sussex</text:p>
          </table:table-cell>
          <table:table-cell office:value-type="string">
            <text:p>Battle</text:p>
          </table:table-cell>
          <table:table-cell office:value-type="string">
            <text:p>County House of Correction</text:p>
          </table:table-cell>
          <table:table-cell table:number-columns-repeated="1018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82">
            <text:p>182</text:p>
          </table:table-cell>
          <table:table-cell/>
          <table:table-cell office:value-type="string">
            <text:p>Sussex</text:p>
          </table:table-cell>
          <table:table-cell office:value-type="string">
            <text:p>Chichester</text:p>
          </table:table-cell>
          <table:table-cell office:value-type="string">
            <text:p>City Gaol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83">
            <text:p>183</text:p>
          </table:table-cell>
          <table:table-cell/>
          <table:table-cell office:value-type="string">
            <text:p>Sussex</text:p>
          </table:table-cell>
          <table:table-cell office:value-type="string">
            <text:p>Hastings</text:p>
          </table:table-cell>
          <table:table-cell office:value-type="string">
            <text:p>Town Gaol <text:s/>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78">
            <text:p>178</text:p>
          </table:table-cell>
          <table:table-cell/>
          <table:table-cell office:value-type="string">
            <text:p>Sussex</text:p>
          </table:table-cell>
          <table:table-cell office:value-type="string">
            <text:p>Horsham</text:p>
          </table:table-cell>
          <table:table-cell office:value-type="string">
            <text:p>County Gaol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9.8620689655172">
            <text:p>20</text:p>
          </table:table-cell>
          <table:table-cell office:value-type="float" office:value="4.13793103448276">
            <text:p>4</text:p>
          </table:table-cell>
          <table:table-cell office:value-type="float" office:value="24">
            <text:p>24</text:p>
          </table:table-cell>
          <table:table-cell office:value-type="string">
            <text:p>ave sexes imputed</text:p>
          </table:table-cell>
          <table:table-cell office:value-type="float" office:value="24">
            <text:p>24</text:p>
          </table:table-cell>
          <table:table-cell table:number-columns-repeated="1011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79">
            <text:p>179</text:p>
          </table:table-cell>
          <table:table-cell/>
          <table:table-cell office:value-type="string">
            <text:p>Sussex</text:p>
          </table:table-cell>
          <table:table-cell office:value-type="string">
            <text:p>Lewes</text:p>
          </table:table-cell>
          <table:table-cell office:value-type="string">
            <text:p>County House of Correction</text:p>
          </table:table-cell>
          <table:table-cell office:value-type="float" office:value="146">
            <text:p>146</text:p>
          </table:table-cell>
          <table:table-cell office:value-type="float" office:value="28">
            <text:p>28</text:p>
          </table:table-cell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office:value-type="float" office:value="128">
            <text:p>128</text:p>
          </table:table-cell>
          <table:table-cell table:number-columns-repeated="1013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Sussex</text:p>
          </table:table-cell>
          <table:table-cell office:value-type="string">
            <text:p>Petworth</text:p>
          </table:table-cell>
          <table:table-cell office:value-type="string">
            <text:p>County House of Correction</text:p>
          </table:table-cell>
          <table:table-cell office:value-type="float" office:value="94">
            <text:p>94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number-columns-repeated="1013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85">
            <text:p>185</text:p>
          </table:table-cell>
          <table:table-cell/>
          <table:table-cell office:value-type="string">
            <text:p>Sussex</text:p>
          </table:table-cell>
          <table:table-cell office:value-type="string">
            <text:p>Rye</text:p>
          </table:table-cell>
          <table:table-cell office:value-type="string">
            <text:p>Town Gaol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.9908499879605">
            <text:p>11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4">
            <text:p>184</text:p>
          </table:table-cell>
          <table:table-cell/>
          <table:table-cell office:value-type="string">
            <text:p>Sussex</text:p>
          </table:table-cell>
          <table:table-cell office:value-type="string">
            <text:p>Winchelsea</text:p>
          </table:table-cell>
          <table:table-cell office:value-type="string">
            <text:p>Town Gaol</text:p>
          </table:table-cell>
          <table:table-cell table:number-columns-repeated="1018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88">
            <text:p>188</text:p>
          </table:table-cell>
          <table:table-cell/>
          <table:table-cell office:value-type="string">
            <text:p>Warwickshire</text:p>
          </table:table-cell>
          <table:table-cell office:value-type="string">
            <text:p>Coventry</text:p>
          </table:table-cell>
          <table:table-cell office:value-type="string">
            <text:p>City Gaol and House of Correction</text:p>
          </table:table-cell>
          <table:table-cell office:value-type="float" office:value="92">
            <text:p>92</text:p>
          </table:table-cell>
          <table:table-cell office:value-type="float" office:value="9">
            <text:p>9</text:p>
          </table:table-cell>
          <table:table-cell office:value-type="float" office:value="58.7586206896552">
            <text:p>59</text:p>
          </table:table-cell>
          <table:table-cell office:value-type="float" office:value="12.2413793103448">
            <text:p>12</text:p>
          </table:table-cell>
          <table:table-cell office:value-type="float" office:value="71">
            <text:p>71</text:p>
          </table:table-cell>
          <table:table-cell office:value-type="string">
            <text:p>ave sexes imputed</text:p>
          </table:table-cell>
          <table:table-cell office:value-type="float" office:value="71">
            <text:p>71</text:p>
          </table:table-cell>
          <table:table-cell table:number-columns-repeated="1011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86">
            <text:p>186</text:p>
          </table:table-cell>
          <table:table-cell/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County Gaol</text:p>
          </table:table-cell>
          <table:table-cell office:value-type="float" office:value="282">
            <text:p>282</text:p>
          </table:table-cell>
          <table:table-cell office:value-type="float" office:value="42">
            <text:p>42</text:p>
          </table:table-cell>
          <table:table-cell office:value-type="float" office:value="189">
            <text:p>189</text:p>
          </table:table-cell>
          <table:table-cell office:value-type="float" office:value="31">
            <text:p>31</text:p>
          </table:table-cell>
          <table:table-cell office:value-type="float" office:value="220">
            <text:p>220</text:p>
          </table:table-cell>
          <table:table-cell table:number-columns-repeated="101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7">
            <text:p>187</text:p>
          </table:table-cell>
          <table:table-cell/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County House of Correction</text:p>
          </table:table-cell>
          <table:table-cell office:value-type="float" office:value="238">
            <text:p>238</text:p>
          </table:table-cell>
          <table:table-cell office:value-type="float" office:value="47">
            <text:p>47</text:p>
          </table:table-cell>
          <table:table-cell office:value-type="float" office:value="223">
            <text:p>223</text:p>
          </table:table-cell>
          <table:table-cell office:value-type="float" office:value="39">
            <text:p>39</text:p>
          </table:table-cell>
          <table:table-cell office:value-type="float" office:value="262">
            <text:p>262</text:p>
          </table:table-cell>
          <table:table-cell table:number-columns-repeated="101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Westmorland</text:p>
          </table:table-cell>
          <table:table-cell office:value-type="string">
            <text:p>Appleby</text:p>
          </table:table-cell>
          <table:table-cell office:value-type="string">
            <text:p>County Gaol and House of Correction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101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90">
            <text:p>190</text:p>
          </table:table-cell>
          <table:table-cell/>
          <table:table-cell office:value-type="string">
            <text:p>Westmorland</text:p>
          </table:table-cell>
          <table:table-cell office:value-type="string">
            <text:p>Kendal</text:p>
          </table:table-cell>
          <table:table-cell office:value-type="string">
            <text:p>County House of Correction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101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92">
            <text:p>192</text:p>
          </table:table-cell>
          <table:table-cell/>
          <table:table-cell office:value-type="string">
            <text:p>Wiltshire</text:p>
          </table:table-cell>
          <table:table-cell office:value-type="string">
            <text:p>Devizes</text:p>
          </table:table-cell>
          <table:table-cell office:value-type="string">
            <text:p>County House of Correction</text:p>
          </table:table-cell>
          <table:table-cell office:value-type="float" office:value="228">
            <text:p>228</text:p>
          </table:table-cell>
          <table:table-cell office:value-type="float" office:value="26">
            <text:p>26</text:p>
          </table:table-cell>
          <table:table-cell office:value-type="float" office:value="179">
            <text:p>179</text:p>
          </table:table-cell>
          <table:table-cell office:value-type="float" office:value="23">
            <text:p>23</text:p>
          </table:table-cell>
          <table:table-cell office:value-type="float" office:value="202">
            <text:p>202</text:p>
          </table:table-cell>
          <table:table-cell table:number-columns-repeated="101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91">
            <text:p>191</text:p>
          </table:table-cell>
          <table:table-cell/>
          <table:table-cell office:value-type="string">
            <text:p>Wiltshire</text:p>
          </table:table-cell>
          <table:table-cell office:value-type="string">
            <text:p>Fisherton Anger</text:p>
          </table:table-cell>
          <table:table-cell office:value-type="string">
            <text:p>County Gaol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table:number-columns-repeated="101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93">
            <text:p>193</text:p>
          </table:table-cell>
          <table:table-cell/>
          <table:table-cell office:value-type="string">
            <text:p>Wiltshire</text:p>
          </table:table-cell>
          <table:table-cell office:value-type="string">
            <text:p>Marlborough</text:p>
          </table:table-cell>
          <table:table-cell office:value-type="string">
            <text:p>County Bridewell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101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94">
            <text:p>194</text:p>
          </table:table-cell>
          <table:table-cell/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County Gaol and House of Correction</text:p>
          </table:table-cell>
          <table:table-cell office:value-type="float" office:value="222">
            <text:p>222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float" office:value="32">
            <text:p>32</text:p>
          </table:table-cell>
          <table:table-cell office:value-type="float" office:value="212">
            <text:p>212</text:p>
          </table:table-cell>
          <table:table-cell table:number-columns-repeated="1013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95">
            <text:p>195</text:p>
          </table:table-cell>
          <table:table-cell/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City Gaol and House of Correction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table:number-columns-repeated="101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Yorkshire</text:p>
          </table:table-cell>
          <table:table-cell office:value-type="string">
            <text:p>Beverley</text:p>
          </table:table-cell>
          <table:table-cell office:value-type="string">
            <text:p>County House of Correction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table:number-columns-repeated="1013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07">
            <text:p>207</text:p>
          </table:table-cell>
          <table:table-cell/>
          <table:table-cell office:value-type="string">
            <text:p>Yorkshire</text:p>
          </table:table-cell>
          <table:table-cell office:value-type="string">
            <text:p>Beverley</text:p>
          </table:table-cell>
          <table:table-cell office:value-type="string">
            <text:p>Town Gaol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3.6636166626535">
            <text:p>4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06">
            <text:p>206</text:p>
          </table:table-cell>
          <table:table-cell/>
          <table:table-cell office:value-type="string">
            <text:p>Yorkshire</text:p>
          </table:table-cell>
          <table:table-cell office:value-type="string">
            <text:p>Doncaster</text:p>
          </table:table-cell>
          <table:table-cell office:value-type="string">
            <text:p>Town Gaol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.12906332771491">
            <text:p>5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223">
            <text:p>223</text:p>
          </table:table-cell>
          <table:table-cell table:number-columns-repeated="2"/>
          <table:table-cell office:value-type="string">
            <text:p>Yorkshire</text:p>
          </table:table-cell>
          <table:table-cell office:value-type="string">
            <text:p>Eccleshall</text:p>
          </table:table-cell>
          <table:table-cell office:value-type="string">
            <text:p>Debtors' Gaol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22.6666666666667">
            <text:p>23</text:p>
          </table:table-cell>
          <table:table-cell office:value-type="float" office:value="1.33333333333333">
            <text:p>1</text:p>
          </table:table-cell>
          <table:table-cell office:value-type="float" office:value="24">
            <text:p>24</text:p>
          </table:table-cell>
          <table:table-cell office:value-type="string">
            <text:p>ave sexes imputed</text:p>
          </table:table-cell>
          <table:table-cell office:value-type="float" office:value="24">
            <text:p>24</text:p>
          </table:table-cell>
          <table:table-cell table:number-columns-repeated="1011"/>
        </table:table-row>
        <table:table-row table:style-name="ro1">
          <table:table-cell office:value-type="float" office:value="220">
            <text:p>220</text:p>
          </table:table-cell>
          <table:table-cell table:number-columns-repeated="2"/>
          <table:table-cell office:value-type="string">
            <text:p>Yorkshire</text:p>
          </table:table-cell>
          <table:table-cell office:value-type="string">
            <text:p>Halifax</text:p>
          </table:table-cell>
          <table:table-cell office:value-type="string">
            <text:p>Debtors' Gaol</text:p>
          </table:table-cell>
          <table:table-cell office:value-type="float" office:value="13">
            <text:p>13</text:p>
          </table:table-cell>
          <table:table-cell/>
          <table:table-cell office:value-type="float" office:value="7.55555555555556">
            <text:p>8</text:p>
          </table:table-cell>
          <table:table-cell office:value-type="float" office:value="0.444444444444445">
            <text:p>0</text:p>
          </table:table-cell>
          <table:table-cell office:value-type="float" office:value="8">
            <text:p>8</text:p>
          </table:table-cell>
          <table:table-cell office:value-type="string">
            <text:p>ave sexes imputed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Yorkshire</text:p>
          </table:table-cell>
          <table:table-cell office:value-type="string">
            <text:p>Kingston-upon-Hull</text:p>
          </table:table-cell>
          <table:table-cell office:value-type="string">
            <text:p>Town Gaol and House of Correction</text:p>
          </table:table-cell>
          <table:table-cell office:value-type="float" office:value="126">
            <text:p>126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126">
            <text:p>126</text:p>
          </table:table-cell>
          <table:table-cell table:number-columns-repeated="1013"/>
        </table:table-row>
        <table:table-row table:style-name="ro1">
          <table:table-cell office:value-type="float" office:value="221">
            <text:p>221</text:p>
          </table:table-cell>
          <table:table-cell table:number-columns-repeated="2"/>
          <table:table-cell office:value-type="string">
            <text:p>Yorkshire</text:p>
          </table:table-cell>
          <table:table-cell office:value-type="string">
            <text:p>Knaresborough</text:p>
          </table:table-cell>
          <table:table-cell office:value-type="string">
            <text:p>Debtors' Gao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981699975921">
            <text:p>2</text:p>
          </table:table-cell>
          <table:table-cell office:value-type="string">
            <text:p>gn to ave imputed</text:p>
          </table:table-cell>
          <table:table-cell table:number-columns-repeated="1012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Yorkshire</text:p>
          </table:table-cell>
          <table:table-cell office:value-type="string">
            <text:p>Northallerton</text:p>
          </table:table-cell>
          <table:table-cell office:value-type="string">
            <text:p>County House of Correction</text:p>
          </table:table-cell>
          <table:table-cell office:value-type="float" office:value="106">
            <text:p>106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1013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Yorkshire</text:p>
          </table:table-cell>
          <table:table-cell office:value-type="string">
            <text:p>Richmond</text:p>
          </table:table-cell>
          <table:table-cell office:value-type="string">
            <text:p>Borough Gao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827586206896552">
            <text:p>1</text:p>
          </table:table-cell>
          <table:table-cell office:value-type="float" office:value="0.172413793103448">
            <text:p>0</text:p>
          </table:table-cell>
          <table:table-cell office:value-type="float" office:value="1">
            <text:p>1</text:p>
          </table:table-cell>
          <table:table-cell office:value-type="string">
            <text:p>ave sexes imputed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Yorkshire</text:p>
          </table:table-cell>
          <table:table-cell office:value-type="string">
            <text:p>Ripon</text:p>
          </table:table-cell>
          <table:table-cell office:value-type="string">
            <text:p>Borough Gaol and House of Correction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222">
            <text:p>222</text:p>
          </table:table-cell>
          <table:table-cell table:number-columns-repeated="2"/>
          <table:table-cell office:value-type="string">
            <text:p>Yorkshire</text:p>
          </table:table-cell>
          <table:table-cell office:value-type="string">
            <text:p>Rothwell</text:p>
          </table:table-cell>
          <table:table-cell office:value-type="string">
            <text:p>Debtors' Gaol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1013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Yorkshire</text:p>
          </table:table-cell>
          <table:table-cell office:value-type="string">
            <text:p>Scarborough</text:p>
          </table:table-cell>
          <table:table-cell office:value-type="string">
            <text:p>Borough Gaol</text:p>
          </table:table-cell>
          <table:table-cell table:number-columns-repeated="1018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Yorkshire</text:p>
          </table:table-cell>
          <table:table-cell office:value-type="string">
            <text:p>Wakefield</text:p>
          </table:table-cell>
          <table:table-cell office:value-type="string">
            <text:p>County House of Correction</text:p>
          </table:table-cell>
          <table:table-cell office:value-type="float" office:value="641">
            <text:p>641</text:p>
          </table:table-cell>
          <table:table-cell office:value-type="float" office:value="91">
            <text:p>91</text:p>
          </table:table-cell>
          <table:table-cell office:value-type="float" office:value="521">
            <text:p>521</text:p>
          </table:table-cell>
          <table:table-cell office:value-type="float" office:value="85">
            <text:p>85</text:p>
          </table:table-cell>
          <table:table-cell office:value-type="float" office:value="606">
            <text:p>606</text:p>
          </table:table-cell>
          <table:table-cell table:number-columns-repeated="1013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Yorkshire</text:p>
          </table:table-cell>
          <table:table-cell office:value-type="string">
            <text:p>York</text:p>
          </table:table-cell>
          <table:table-cell office:value-type="string">
            <text:p>County Gaol</text:p>
          </table:table-cell>
          <table:table-cell office:value-type="float" office:value="286">
            <text:p>286</text:p>
          </table:table-cell>
          <table:table-cell office:value-type="float" office:value="17">
            <text:p>17</text:p>
          </table:table-cell>
          <table:table-cell office:value-type="float" office:value="162">
            <text:p>162</text:p>
          </table:table-cell>
          <table:table-cell office:value-type="float" office:value="12">
            <text:p>12</text:p>
          </table:table-cell>
          <table:table-cell office:value-type="float" office:value="174">
            <text:p>174</text:p>
          </table:table-cell>
          <table:table-cell table:number-columns-repeated="101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97">
            <text:p>197</text:p>
          </table:table-cell>
          <table:table-cell/>
          <table:table-cell office:value-type="string">
            <text:p>Yorkshire</text:p>
          </table:table-cell>
          <table:table-cell office:value-type="string">
            <text:p>York</text:p>
          </table:table-cell>
          <table:table-cell office:value-type="string">
            <text:p>City House of Correction</text:p>
          </table:table-cell>
          <table:table-cell office:value-type="float" office:value="57">
            <text:p>57</text:p>
          </table:table-cell>
          <table:table-cell/>
          <table:table-cell office:value-type="float" office:value="28.1379310344828">
            <text:p>28</text:p>
          </table:table-cell>
          <table:table-cell office:value-type="float" office:value="5.86206896551724">
            <text:p>6</text:p>
          </table:table-cell>
          <table:table-cell office:value-type="float" office:value="34">
            <text:p>34</text:p>
          </table:table-cell>
          <table:table-cell office:value-type="string">
            <text:p>ave sexes imputed</text:p>
          </table:table-cell>
          <table:table-cell office:value-type="float" office:value="34">
            <text:p>34</text:p>
          </table:table-cell>
          <table:table-cell table:number-columns-repeated="1011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1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_20_1840" style:display-name="PageStyle_summary 18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sons_20_1840" style:display-name="PageStyle_prisons 184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263" meta:object-count="0"/>
    <meta:generator>OpenOffice/4.1.1$Win32 OpenOffice.org_project/411m6$Build-9775</meta:generator>
  </office:meta>
</office:document-meta>
</file>